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13.938cm"/>
    </style:style>
    <style:style style:name="co9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1.459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0.855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88cm"/>
    </style:style>
    <style:style style:name="co21" style:family="table-column">
      <style:table-column-properties fo:break-before="auto" style:column-width="1.826cm"/>
    </style:style>
    <style:style style:name="co22" style:family="table-column">
      <style:table-column-properties fo:break-before="auto" style:column-width="1.40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  <style:text-properties style:text-position=""/>
    </style:style>
    <style:style style:name="ce10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5" style:family="table-cell" style:parent-style-name="Pivot_20_Table_20_Value">
      <style:table-cell-properties fo:border-bottom="0.99pt solid #000000" fo:border-left="none" fo:border-right="none" fo:border-top="0.99pt solid #000000"/>
      <style:text-properties style:text-position="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  <style:text-properties style:text-position="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8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19" style:family="table-cell" style:parent-style-name="Pivot_20_Table_20_Value">
      <style:table-cell-properties fo:border-bottom="0.99pt solid #000000" fo:border-left="none" fo:border-right="2.01pt solid #000000" fo:border-top="0.99pt solid #000000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_20_Table_20_Category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  <style:text-properties style:text-position=""/>
    </style:style>
    <style:style style:name="ce6" style:family="table-cell" style:parent-style-name="Pivot_20_Table_20_Field">
      <style:table-cell-properties fo:border="0.99pt solid #000000"/>
      <style:text-properties style:text-position=""/>
    </style:style>
    <style:style style:name="ce7" style:family="table-cell" style:parent-style-name="Pivot_20_Table_20_Category">
      <style:table-cell-properties fo:border="0.99pt solid #000000"/>
      <style:text-properties style:text-position=""/>
    </style:style>
    <style:style style:name="ce8" style:family="table-cell" style:parent-style-name="Pivot_20_Table_20_Category">
      <style:table-cell-properties fo:border-bottom="2.01pt solid #000000" fo:border-left="0.99pt solid #000000" fo:border-right="0.99pt solid #000000" fo:border-top="0.99pt solid #000000"/>
      <style:text-properties style:text-position="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34" style:family="table-cell" style:parent-style-name="Pivot_20_Table_20_Corner">
      <style:table-cell-properties fo:border-bottom="none" fo:border-left="none" fo:border-right="none" fo:border-top="2.01pt solid #000000"/>
    </style:style>
    <style:style style:name="ce35" style:family="table-cell" style:parent-style-name="Pivot_20_Table_20_Field">
      <style:table-cell-properties fo:border="0.99pt solid #000000"/>
    </style:style>
    <style:style style:name="ce36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3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1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>
      <style:table-cell-properties fo:border-bottom="0.99pt solid #000000" fo:border-left="none" fo:border-right="none" fo:border-top="none"/>
    </style:style>
    <style:style style:name="ce47" style:family="table-cell" style:parent-style-name="Pivot_20_Table_20_Value">
      <style:table-cell-properties fo:border-bottom="none" fo:border-left="none" fo:border-right="none" fo:border-top="0.99pt solid #000000"/>
    </style:style>
    <style:style style:name="ce48" style:family="table-cell" style:parent-style-name="Pivot_20_Table_20_Value">
      <style:table-cell-properties fo:border-bottom="0.99pt solid #000000" fo:border-left="none" fo:border-right="none" fo:border-top="none"/>
    </style:style>
    <style:style style:name="ce49" style:family="table-cell" style:parent-style-name="Pivot_20_Table_20_Value">
      <style:table-cell-properties fo:border-bottom="2.01pt solid #000000" fo:border-left="none" fo:border-right="none" fo:border-top="none"/>
    </style:style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52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53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4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Workload Input E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Junk</text:p>
          </table:table-cell>
          <table:table-cell office:value-type="string">
            <text:p>HTTP Cod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72">
            <text:p>1.72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6">
            <text:p>0.56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1">
            <text:p>0.51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1">
            <text:p>107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7">
            <text:p>172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4">
            <text:p>1.14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5">
            <text:p>1.05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7">
            <text:p>1898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3">
            <text:p>3.23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16">
            <text:p>2.16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1">
            <text:p>2.21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">
            <text:p>4.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49">
            <text:p>4.49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3">
            <text:p>4.63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6">
            <text:p>4.6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9">
            <text:p>16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31">
            <text:p>8.31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02">
            <text:p>6.02</text:p>
          </table:table-cell>
          <table:table-cell office:value-type="float" office:value="978344">
            <text:p>97834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3">
            <text:p>6.23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5">
            <text:p>6.2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1">
            <text:p>673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0.9">
            <text:p>10.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5">
            <text:p>6.65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6">
            <text:p>6.6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2">
            <text:p>186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9.44">
            <text:p>9.44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3">
            <text:p>7.0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93">
            <text:p>6.9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1">
            <text:p>7.01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6">
            <text:p>3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4">
            <text:p>47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52">
            <text:p>12.52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9">
            <text:p>8.59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6">
            <text:p>8.56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">
            <text:p>8.7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8">
            <text:p>8.58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67">
            <text:p>4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.42">
            <text:p>16.4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76">
            <text:p>11.76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2">
            <text:p>12.0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94">
            <text:p>11.94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7">
            <text:p>12.07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1">
            <text:p>6.31</text:p>
          </table:table-cell>
          <table:table-cell office:value-type="float" office:value="6717">
            <text:p>67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42">
            <text:p>6.42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5">
            <text:p>6.35</text:p>
          </table:table-cell>
          <table:table-cell office:value-type="float" office:value="6721">
            <text:p>672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72">
            <text:p>20.7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8.99">
            <text:p>18.99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02">
            <text:p>19.0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7">
            <text:p>2429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5">
            <text:p>2429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37">
            <text:p>13.3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7">
            <text:p>13.5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">
            <text:p>13.5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73">
            <text:p>13.73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2">
            <text:p>13.52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3">
            <text:p>5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7.57">
            <text:p>37.5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3.7">
            <text:p>33.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42">
            <text:p>34.42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53">
            <text:p>34.53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5.39">
            <text:p>35.39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87">
            <text:p>28.87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42">
            <text:p>29.4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68">
            <text:p>28.68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22">
            <text:p>29.2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53">
            <text:p>29.53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7">
            <text:p>68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6">
            <text:p>0.46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6">
            <text:p>1.16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5.29">
            <text:p>75.29</text:p>
          </table:table-cell>
          <table:table-cell office:value-type="float" office:value="815599">
            <text:p>81559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5.19">
            <text:p>65.1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29">
            <text:p>69.2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43">
            <text:p>69.4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83">
            <text:p>69.8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.8">
            <text:p>61.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3.95">
            <text:p>63.9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2">
            <text:p>64.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6.32">
            <text:p>66.3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7.69">
            <text:p>67.69</text:p>
          </table:table-cell>
          <table:table-cell office:value-type="float" office:value="4768">
            <text:p>47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6">
            <text:p>0.96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2">
            <text:p>2.42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1">
            <text:p>2.41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.24">
            <text:p>167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57">
            <text:p>139.57</text:p>
          </table:table-cell>
          <table:table-cell office:value-type="float" office:value="815597">
            <text:p>8155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4.18">
            <text:p>144.1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5.08">
            <text:p>145.0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2.24">
            <text:p>152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8.39">
            <text:p>138.39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2.85">
            <text:p>142.8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98">
            <text:p>139.9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6.35">
            <text:p>146.3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3.54">
            <text:p>143.54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8">
            <text:p>1.98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3">
            <text:p>4.83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6">
            <text:p>4.86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7">
            <text:p>4.87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3.91">
            <text:p>433.91</text:p>
          </table:table-cell>
          <table:table-cell office:value-type="float" office:value="795650">
            <text:p>79565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6">
            <text:p>415.26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2.57">
            <text:p>412.57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9.31">
            <text:p>409.31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1">
            <text:p>415.21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7.67">
            <text:p>407.6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2.47">
            <text:p>402.47</text:p>
          </table:table-cell>
          <table:table-cell office:value-type="float" office:value="6638">
            <text:p>663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3.76">
            <text:p>413.76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8.87">
            <text:p>428.8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7.37">
            <text:p>427.3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.17">
            <text:p>47.17</text:p>
          </table:table-cell>
          <table:table-cell office:value-type="float" office:value="1366">
            <text:p>136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8.06">
            <text:p>48.06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.92">
            <text:p>43.92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79">
            <text:p>49.79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.68">
            <text:p>46.68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41">
            <text:p>52.4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18">
            <text:p>49.18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67">
            <text:p>52.67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0.1">
            <text:p>50.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95">
            <text:p>52.9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42.39">
            <text:p>1642.39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51.79">
            <text:p>1651.79</text:p>
          </table:table-cell>
          <table:table-cell office:value-type="float" office:value="795701">
            <text:p>7957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8.89">
            <text:p>1628.89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1.14">
            <text:p>1671.14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6.33">
            <text:p>1686.33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2.04">
            <text:p>1682.0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53.19">
            <text:p>1753.19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2.84">
            <text:p>1622.8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38.88">
            <text:p>1738.88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27.2">
            <text:p>1727.2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1.88">
            <text:p>471.8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8.43">
            <text:p>468.43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0.25">
            <text:p>510.25</text:p>
          </table:table-cell>
          <table:table-cell office:value-type="float" office:value="1369">
            <text:p>136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7.21">
            <text:p>447.21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9.08">
            <text:p>449.0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3.09">
            <text:p>473.09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2.15">
            <text:p>472.1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9.31">
            <text:p>499.31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4.97">
            <text:p>614.97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25.53">
            <text:p>625.53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 table:number-rows-repeated="10481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" table:style-name="ta1"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/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6">
            <text:p>4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1">
            <text:p>8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5">
            <text:p>6.6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6">
            <text:p>6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44">
            <text:p>9.4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3">
            <text:p>7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93">
            <text:p>6.9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1">
            <text:p>7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52">
            <text:p>12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9">
            <text:p>8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">
            <text:p>1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2">
            <text:p>12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72">
            <text:p>20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99">
            <text:p>18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02">
            <text:p>19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37">
            <text:p>13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73">
            <text:p>13.7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2">
            <text:p>13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57">
            <text:p>37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42">
            <text:p>34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53">
            <text:p>34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39">
            <text:p>35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42">
            <text:p>29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68">
            <text:p>28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22">
            <text:p>29.2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53">
            <text:p>29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75.29">
            <text:p>75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.19">
            <text:p>65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29">
            <text:p>69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43">
            <text:p>69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83">
            <text:p>69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.8">
            <text:p>61.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3.95">
            <text:p>63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.2">
            <text:p>64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6.32">
            <text:p>66.3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7.69">
            <text:p>67.6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.24">
            <text:p>167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57">
            <text:p>139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4.18">
            <text:p>144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5.08">
            <text:p>145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2.24">
            <text:p>152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2.85">
            <text:p>142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98">
            <text:p>139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6.35">
            <text:p>14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3.54">
            <text:p>143.5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3">
            <text:p>4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7">
            <text:p>4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3.91">
            <text:p>433.9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6">
            <text:p>415.2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2.57">
            <text:p>412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9.31">
            <text:p>40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1">
            <text:p>415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7.67">
            <text:p>407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3.76">
            <text:p>413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8.87">
            <text:p>4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7.37">
            <text:p>427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.17">
            <text:p>47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.06">
            <text:p>48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92">
            <text:p>43.9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79">
            <text:p>49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.68">
            <text:p>46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41">
            <text:p>5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18">
            <text:p>49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67">
            <text:p>52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0.1">
            <text:p>50.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95">
            <text:p>52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42.39">
            <text:p>164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51.79">
            <text:p>1651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8.89">
            <text:p>1628.8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1.14">
            <text:p>167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6.33">
            <text:p>1686.3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2.04">
            <text:p>1682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53.19">
            <text:p>1753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38.88">
            <text:p>1738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27.2">
            <text:p>1727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1.88">
            <text:p>471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8.43">
            <text:p>468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0.25">
            <text:p>510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7.21">
            <text:p>447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9.08">
            <text:p>449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3.09">
            <text:p>47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2.15">
            <text:p>472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9.31">
            <text:p>49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4.97">
            <text:p>614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25.53">
            <text:p>625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vot Table_Plot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number-columns-repeated="2" table:default-cell-style-name="ce15"/>
        <table:table-column table:style-name="co8" table:default-cell-style-name="ce19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Min - Seconds</text:p>
          </table:table-cell>
          <table:table-cell table:style-name="ce5"/>
          <table:table-cell table:style-name="ce9" office:value-type="string">
            <text:p>Verb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2" office:value-type="string">
            <text:p>Number</text:p>
          </table:table-cell>
          <table:table-cell table:style-name="ce6" office:value-type="string">
            <text:p>Workload</text:p>
          </table:table-cell>
          <table:table-cell table:style-name="ce10" office:value-type="string">
            <text:p>GetRecord</text:p>
          </table:table-cell>
          <table:table-cell table:style-name="ce14" office:value-type="string">
            <text:p>ListIdentifiers</text:p>
          </table:table-cell>
          <table:table-cell table:style-name="ce14" office:value-type="string">
            <text:p>ListRecords</text:p>
          </table:table-cell>
          <table:table-cell table:style-name="ce18" office:value-type="string">
            <text:p>List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139.57">
            <text:p>139.57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409.31">
            <text:p>409.31</text:p>
          </table:table-cell>
          <table:table-cell office:value-type="float" office:value="43.92">
            <text:p>43.92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8" office:value-type="string">
            <text:p>w15</text:p>
          </table:table-cell>
          <table:table-cell table:style-name="ce12" office:value-type="float" office:value="472.15">
            <text:p>472.15</text:p>
          </table:table-cell>
          <table:table-cell table:style-name="ce16" office:value-type="float" office:value="1622.84">
            <text:p>1622.84</text:p>
          </table:table-cell>
          <table:table-cell table:style-name="ce16" office:value-type="float" office:value="1628.89">
            <text:p>1628.89</text:p>
          </table:table-cell>
          <table:table-cell table:style-name="ce20" office:value-type="float" office:value="447.21">
            <text:p>447.21</text:p>
          </table:table-cell>
        </table:table-row>
      </table:table>
      <table:table table:name="ggplot2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formula="of:=[.B2]*1000" office:value-type="float" office:value="0">
            <text:p>0</text:p>
          </table:table-cell>
          <table:table-cell table:formula="of:=[.C2]*1000" office:value-type="float" office:value="10">
            <text:p>10</text:p>
          </table:table-cell>
          <table:table-cell table:formula="of:=[.D2]*1000" office:value-type="float" office:value="10">
            <text:p>10</text:p>
          </table:table-cell>
          <table:table-cell table:formula="of:=[.E2]*1000" office:value-type="float" office:value="510">
            <text:p>510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string">
            <text:p>w2</text:p>
          </table:table-cell>
          <table:table-cell table:formula="of:=[.I2]*2" office:value-type="float" office:value="200">
            <text:p>200</text:p>
          </table:table-cell>
          <table:table-cell table:formula="of:=[.B3]*1000" office:value-type="float" office:value="10">
            <text:p>10</text:p>
          </table:table-cell>
          <table:table-cell table:formula="of:=[.C3]*1000" office:value-type="float" office:value="20">
            <text:p>20</text:p>
          </table:table-cell>
          <table:table-cell table:formula="of:=[.D3]*1000" office:value-type="float" office:value="10">
            <text:p>10</text:p>
          </table:table-cell>
          <table:table-cell table:formula="of:=[.E3]*1000" office:value-type="float" office:value="1050">
            <text:p>1050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string">
            <text:p>w3</text:p>
          </table:table-cell>
          <table:table-cell table:formula="of:=[.I3]*2" office:value-type="float" office:value="400">
            <text:p>400</text:p>
          </table:table-cell>
          <table:table-cell table:formula="of:=[.B4]*1000" office:value-type="float" office:value="10">
            <text:p>10</text:p>
          </table:table-cell>
          <table:table-cell table:formula="of:=[.C4]*1000" office:value-type="float" office:value="50">
            <text:p>50</text:p>
          </table:table-cell>
          <table:table-cell table:formula="of:=[.D4]*1000" office:value-type="float" office:value="20">
            <text:p>20</text:p>
          </table:table-cell>
          <table:table-cell table:formula="of:=[.E4]*1000" office:value-type="float" office:value="2160">
            <text:p>2160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string">
            <text:p>w4</text:p>
          </table:table-cell>
          <table:table-cell table:formula="of:=[.I4]*2" office:value-type="float" office:value="800">
            <text:p>800</text:p>
          </table:table-cell>
          <table:table-cell table:formula="of:=[.B5]*1000" office:value-type="float" office:value="10">
            <text:p>10</text:p>
          </table:table-cell>
          <table:table-cell table:formula="of:=[.C5]*1000" office:value-type="float" office:value="160">
            <text:p>160</text:p>
          </table:table-cell>
          <table:table-cell table:formula="of:=[.D5]*1000" office:value-type="float" office:value="20">
            <text:p>20</text:p>
          </table:table-cell>
          <table:table-cell table:formula="of:=[.E5]*1000" office:value-type="float" office:value="4490">
            <text:p>4490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 office:value-type="float" office:value="6.02">
            <text:p>6.02</text:p>
          </table:table-cell>
          <table:table-cell table:number-columns-repeated="2"/>
          <table:table-cell office:value-type="string">
            <text:p>w5</text:p>
          </table:table-cell>
          <table:table-cell table:formula="of:=[.I5]*2" office:value-type="float" office:value="1600">
            <text:p>1600</text:p>
          </table:table-cell>
          <table:table-cell table:formula="of:=[.B6]*1000" office:value-type="float" office:value="10">
            <text:p>10</text:p>
          </table:table-cell>
          <table:table-cell table:formula="of:=[.C6]*1000" office:value-type="float" office:value="380">
            <text:p>380</text:p>
          </table:table-cell>
          <table:table-cell table:formula="of:=[.D6]*1000" office:value-type="float" office:value="30">
            <text:p>30</text:p>
          </table:table-cell>
          <table:table-cell table:formula="of:=[.E6]*1000" office:value-type="float" office:value="6020">
            <text:p>6020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6.59">
            <text:p>6.59</text:p>
          </table:table-cell>
          <table:table-cell table:number-columns-repeated="2"/>
          <table:table-cell office:value-type="string">
            <text:p>w6</text:p>
          </table:table-cell>
          <table:table-cell table:formula="of:=[.I6]*2" office:value-type="float" office:value="3200">
            <text:p>3200</text:p>
          </table:table-cell>
          <table:table-cell table:formula="of:=[.B7]*1000" office:value-type="float" office:value="20">
            <text:p>20</text:p>
          </table:table-cell>
          <table:table-cell table:formula="of:=[.C7]*1000" office:value-type="float" office:value="740">
            <text:p>740</text:p>
          </table:table-cell>
          <table:table-cell table:formula="of:=[.D7]*1000" office:value-type="float" office:value="50">
            <text:p>50</text:p>
          </table:table-cell>
          <table:table-cell table:formula="of:=[.E7]*1000" office:value-type="float" office:value="6590">
            <text:p>6590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03">
            <text:p>0.0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6.93">
            <text:p>6.93</text:p>
          </table:table-cell>
          <table:table-cell table:number-columns-repeated="2"/>
          <table:table-cell office:value-type="string">
            <text:p>w7</text:p>
          </table:table-cell>
          <table:table-cell table:formula="of:=[.I7]*2" office:value-type="float" office:value="6400">
            <text:p>6400</text:p>
          </table:table-cell>
          <table:table-cell table:formula="of:=[.B8]*1000" office:value-type="float" office:value="30">
            <text:p>30</text:p>
          </table:table-cell>
          <table:table-cell table:formula="of:=[.C8]*1000" office:value-type="float" office:value="1520">
            <text:p>1520</text:p>
          </table:table-cell>
          <table:table-cell table:formula="of:=[.D8]*1000" office:value-type="float" office:value="80">
            <text:p>80</text:p>
          </table:table-cell>
          <table:table-cell table:formula="of:=[.E8]*1000" office:value-type="float" office:value="6930">
            <text:p>6930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06">
            <text:p>0.06</text:p>
          </table:table-cell>
          <table:table-cell office:value-type="float" office:value="3.07">
            <text:p>3.07</text:p>
          </table:table-cell>
          <table:table-cell office:value-type="float" office:value="0.15">
            <text:p>0.15</text:p>
          </table:table-cell>
          <table:table-cell office:value-type="float" office:value="8.56">
            <text:p>8.56</text:p>
          </table:table-cell>
          <table:table-cell table:number-columns-repeated="2"/>
          <table:table-cell office:value-type="string">
            <text:p>w8</text:p>
          </table:table-cell>
          <table:table-cell table:formula="of:=[.I8]*2" office:value-type="float" office:value="12800">
            <text:p>12800</text:p>
          </table:table-cell>
          <table:table-cell table:formula="of:=[.B9]*1000" office:value-type="float" office:value="60">
            <text:p>60</text:p>
          </table:table-cell>
          <table:table-cell table:formula="of:=[.C9]*1000" office:value-type="float" office:value="3070">
            <text:p>3070</text:p>
          </table:table-cell>
          <table:table-cell table:formula="of:=[.D9]*1000" office:value-type="float" office:value="150">
            <text:p>150</text:p>
          </table:table-cell>
          <table:table-cell table:formula="of:=[.E9]*1000" office:value-type="float" office:value="8560">
            <text:p>8560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0.12">
            <text:p>0.12</text:p>
          </table:table-cell>
          <table:table-cell office:value-type="float" office:value="6.31">
            <text:p>6.31</text:p>
          </table:table-cell>
          <table:table-cell office:value-type="float" office:value="0.29">
            <text:p>0.29</text:p>
          </table:table-cell>
          <table:table-cell office:value-type="float" office:value="11.76">
            <text:p>11.76</text:p>
          </table:table-cell>
          <table:table-cell table:number-columns-repeated="2"/>
          <table:table-cell office:value-type="string">
            <text:p>w9</text:p>
          </table:table-cell>
          <table:table-cell table:formula="of:=[.I9]*2" office:value-type="float" office:value="25600">
            <text:p>25600</text:p>
          </table:table-cell>
          <table:table-cell table:formula="of:=[.B10]*1000" office:value-type="float" office:value="120">
            <text:p>120</text:p>
          </table:table-cell>
          <table:table-cell table:formula="of:=[.C10]*1000" office:value-type="float" office:value="6310">
            <text:p>6310</text:p>
          </table:table-cell>
          <table:table-cell table:formula="of:=[.D10]*1000" office:value-type="float" office:value="290">
            <text:p>290</text:p>
          </table:table-cell>
          <table:table-cell table:formula="of:=[.E10]*1000" office:value-type="float" office:value="11760">
            <text:p>11760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23">
            <text:p>0.23</text:p>
          </table:table-cell>
          <table:table-cell office:value-type="float" office:value="13.37">
            <text:p>13.37</text:p>
          </table:table-cell>
          <table:table-cell office:value-type="float" office:value="0.58">
            <text:p>0.58</text:p>
          </table:table-cell>
          <table:table-cell office:value-type="float" office:value="18.99">
            <text:p>18.99</text:p>
          </table:table-cell>
          <table:table-cell table:number-columns-repeated="2"/>
          <table:table-cell office:value-type="string">
            <text:p>w10</text:p>
          </table:table-cell>
          <table:table-cell table:formula="of:=[.I10]*2" office:value-type="float" office:value="51200">
            <text:p>51200</text:p>
          </table:table-cell>
          <table:table-cell table:formula="of:=[.B11]*1000" office:value-type="float" office:value="230">
            <text:p>230</text:p>
          </table:table-cell>
          <table:table-cell table:formula="of:=[.C11]*1000" office:value-type="float" office:value="13370">
            <text:p>13370</text:p>
          </table:table-cell>
          <table:table-cell table:formula="of:=[.D11]*1000" office:value-type="float" office:value="580">
            <text:p>580</text:p>
          </table:table-cell>
          <table:table-cell table:formula="of:=[.E11]*1000" office:value-type="float" office:value="18990">
            <text:p>18990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0.46">
            <text:p>0.46</text:p>
          </table:table-cell>
          <table:table-cell office:value-type="float" office:value="28.68">
            <text:p>28.68</text:p>
          </table:table-cell>
          <table:table-cell office:value-type="float" office:value="1.16">
            <text:p>1.16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string">
            <text:p>w11</text:p>
          </table:table-cell>
          <table:table-cell table:formula="of:=[.I11]*2" office:value-type="float" office:value="102400">
            <text:p>102400</text:p>
          </table:table-cell>
          <table:table-cell table:formula="of:=[.B12]*1000" office:value-type="float" office:value="460">
            <text:p>460</text:p>
          </table:table-cell>
          <table:table-cell table:formula="of:=[.C12]*1000" office:value-type="float" office:value="28680">
            <text:p>28680</text:p>
          </table:table-cell>
          <table:table-cell table:formula="of:=[.D12]*1000" office:value-type="float" office:value="1160">
            <text:p>1160</text:p>
          </table:table-cell>
          <table:table-cell table:formula="of:=[.E12]*1000" office:value-type="float" office:value="33700">
            <text:p>33700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0.96">
            <text:p>0.96</text:p>
          </table:table-cell>
          <table:table-cell office:value-type="float" office:value="61.8">
            <text:p>61.8</text:p>
          </table:table-cell>
          <table:table-cell office:value-type="float" office:value="2.39">
            <text:p>2.39</text:p>
          </table:table-cell>
          <table:table-cell office:value-type="float" office:value="65.19">
            <text:p>65.19</text:p>
          </table:table-cell>
          <table:table-cell table:number-columns-repeated="2"/>
          <table:table-cell office:value-type="string">
            <text:p>w12</text:p>
          </table:table-cell>
          <table:table-cell table:formula="of:=[.I12]*2" office:value-type="float" office:value="204800">
            <text:p>204800</text:p>
          </table:table-cell>
          <table:table-cell table:formula="of:=[.B13]*1000" office:value-type="float" office:value="960">
            <text:p>960</text:p>
          </table:table-cell>
          <table:table-cell table:formula="of:=[.C13]*1000" office:value-type="float" office:value="61800">
            <text:p>61800</text:p>
          </table:table-cell>
          <table:table-cell table:formula="of:=[.D13]*1000" office:value-type="float" office:value="2390">
            <text:p>2390</text:p>
          </table:table-cell>
          <table:table-cell table:formula="of:=[.E13]*1000" office:value-type="float" office:value="65190">
            <text:p>65190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.98">
            <text:p>1.98</text:p>
          </table:table-cell>
          <table:table-cell office:value-type="float" office:value="138.39">
            <text:p>138.39</text:p>
          </table:table-cell>
          <table:table-cell office:value-type="float" office:value="4.83">
            <text:p>4.83</text:p>
          </table:table-cell>
          <table:table-cell office:value-type="float" office:value="139.57">
            <text:p>139.57</text:p>
          </table:table-cell>
          <table:table-cell table:number-columns-repeated="2"/>
          <table:table-cell office:value-type="string">
            <text:p>w13</text:p>
          </table:table-cell>
          <table:table-cell table:formula="of:=[.I13]*2" office:value-type="float" office:value="409600">
            <text:p>409600</text:p>
          </table:table-cell>
          <table:table-cell table:formula="of:=[.B14]*1000" office:value-type="float" office:value="1980">
            <text:p>1980</text:p>
          </table:table-cell>
          <table:table-cell table:formula="of:=[.C14]*1000" office:value-type="float" office:value="138390">
            <text:p>138390</text:p>
          </table:table-cell>
          <table:table-cell table:formula="of:=[.D14]*1000" office:value-type="float" office:value="4830">
            <text:p>4830</text:p>
          </table:table-cell>
          <table:table-cell table:formula="of:=[.E14]*1000" office:value-type="float" office:value="139570">
            <text:p>139570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43.92">
            <text:p>43.92</text:p>
          </table:table-cell>
          <table:table-cell office:value-type="float" office:value="402.47">
            <text:p>402.47</text:p>
          </table:table-cell>
          <table:table-cell office:value-type="float" office:value="49.18">
            <text:p>49.18</text:p>
          </table:table-cell>
          <table:table-cell office:value-type="float" office:value="409.31">
            <text:p>409.31</text:p>
          </table:table-cell>
          <table:table-cell table:number-columns-repeated="2"/>
          <table:table-cell office:value-type="string">
            <text:p>w14</text:p>
          </table:table-cell>
          <table:table-cell table:formula="of:=[.I14]*2" office:value-type="float" office:value="819200">
            <text:p>819200</text:p>
          </table:table-cell>
          <table:table-cell table:formula="of:=[.B15]*1000" office:value-type="float" office:value="43920">
            <text:p>43920</text:p>
          </table:table-cell>
          <table:table-cell table:formula="of:=[.C15]*1000" office:value-type="float" office:value="402470">
            <text:p>402470</text:p>
          </table:table-cell>
          <table:table-cell table:formula="of:=[.D15]*1000" office:value-type="float" office:value="49180">
            <text:p>49180</text:p>
          </table:table-cell>
          <table:table-cell table:formula="of:=[.E15]*1000" office:value-type="float" office:value="409310">
            <text:p>409310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447.21">
            <text:p>447.21</text:p>
          </table:table-cell>
          <table:table-cell office:value-type="float" office:value="1622.84">
            <text:p>1622.84</text:p>
          </table:table-cell>
          <table:table-cell office:value-type="float" office:value="472.15">
            <text:p>472.15</text:p>
          </table:table-cell>
          <table:table-cell office:value-type="float" office:value="1628.89">
            <text:p>1628.89</text:p>
          </table:table-cell>
          <table:table-cell table:number-columns-repeated="2"/>
          <table:table-cell office:value-type="string">
            <text:p>w15</text:p>
          </table:table-cell>
          <table:table-cell table:formula="of:=[.I15]*2" office:value-type="float" office:value="1638400">
            <text:p>1638400</text:p>
          </table:table-cell>
          <table:table-cell table:formula="of:=[.B16]*1000" office:value-type="float" office:value="447210">
            <text:p>447210</text:p>
          </table:table-cell>
          <table:table-cell table:formula="of:=[.C16]*1000" office:value-type="float" office:value="1622840">
            <text:p>1622840</text:p>
          </table:table-cell>
          <table:table-cell table:formula="of:=[.D16]*1000" office:value-type="float" office:value="472150">
            <text:p>472150</text:p>
          </table:table-cell>
          <table:table-cell table:formula="of:=[.E16]*1000" office:value-type="float" office:value="1628890">
            <text:p>1628890</text:p>
          </table:table-cell>
        </table:table-row>
      </table:table>
      <table:table table:name="Combined Workloa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 office:value-type="float" office:value="1.61">
            <text:p>1.61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2];LEN([.D2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];LEN([.D3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4];LEN([.D4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5];LEN([.D5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6];LEN([.D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7];LEN([.D7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8];LEN([.D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9];LEN([.D9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0];LEN([.D1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1];LEN([.D1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2];LEN([.D1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3];LEN([.D1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4];LEN([.D14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5];LEN([.D15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6];LEN([.D1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7];LEN([.D1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8];LEN([.D1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9];LEN([.D19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0];LEN([.D2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1];LEN([.D2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2];LEN([.D22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3];LEN([.D2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4];LEN([.D2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5];LEN([.D2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6];LEN([.D26])-1))" office:value-type="float" office:value="1">
            <text:p>1</text:p>
          </table:table-cell>
        </table:table-row>
        <table:table-row table:style-name="ro2">
          <table:table-cell office:value-type="float" office:value="1.15">
            <text:p>1.15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7];LEN([.D27])-1))" office:value-type="float" office:value="2">
            <text:p>2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189857">
            <text:p>189857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8];LEN([.D28])-1))" office:value-type="float" office:value="2">
            <text:p>2</text:p>
          </table:table-cell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9];LEN([.D29])-1))" office:value-type="float" office:value="2">
            <text:p>2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0];LEN([.D30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1];LEN([.D3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2];LEN([.D3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3];LEN([.D3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4];LEN([.D34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5];LEN([.D3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6];LEN([.D36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7];LEN([.D3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8];LEN([.D38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9];LEN([.D39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];LEN([.D40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];LEN([.D4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];LEN([.D4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3];LEN([.D4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4];LEN([.D44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5];LEN([.D4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6];LEN([.D4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7];LEN([.D4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8];LEN([.D4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9];LEN([.D4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0];LEN([.D5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1];LEN([.D51])-1))" office:value-type="float" office:value="2">
            <text:p>2</text:p>
          </table:table-cell>
        </table:table-row>
        <table:table-row table:style-name="ro2">
          <table:table-cell office:value-type="float" office:value="2.35">
            <text:p>2.35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2];LEN([.D52])-1))" office:value-type="float" office:value="3">
            <text:p>3</text:p>
          </table:table-cell>
        </table:table-row>
        <table:table-row table:style-name="ro2">
          <table:table-cell office:value-type="float" office:value="2.16">
            <text:p>2.16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3];LEN([.D53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4];LEN([.D54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5];LEN([.D55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6];LEN([.D56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7];LEN([.D57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8];LEN([.D58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9];LEN([.D59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0];LEN([.D60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1];LEN([.D61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2];LEN([.D6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3];LEN([.D63])-1))"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4];LEN([.D6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5];LEN([.D65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6];LEN([.D6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7];LEN([.D6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8];LEN([.D68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9];LEN([.D6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0];LEN([.D7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1];LEN([.D7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2];LEN([.D7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3];LEN([.D7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4];LEN([.D74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5];LEN([.D7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6];LEN([.D76])-1))" office:value-type="float" office:value="3">
            <text:p>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7];LEN([.D77])-1))" office:value-type="float" office:value="4">
            <text:p>4</text:p>
          </table:table-cell>
        </table:table-row>
        <table:table-row table:style-name="ro2">
          <table:table-cell office:value-type="float" office:value="4.46">
            <text:p>4.46</text:p>
          </table:table-cell>
          <table:table-cell office:value-type="float" office:value="762015">
            <text:p>762015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8];LEN([.D78])-1))" office:value-type="float" office:value="4">
            <text:p>4</text:p>
          </table:table-cell>
        </table:table-row>
        <table:table-row table:style-name="ro2">
          <table:table-cell office:value-type="float" office:value="4.62">
            <text:p>4.62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9];LEN([.D79])-1))" office:value-type="float" office:value="4">
            <text:p>4</text:p>
          </table:table-cell>
        </table:table-row>
        <table:table-row table:style-name="ro2">
          <table:table-cell office:value-type="float" office:value="4.61">
            <text:p>4.61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0];LEN([.D80])-1))" office:value-type="float" office:value="4">
            <text:p>4</text:p>
          </table:table-cell>
        </table:table-row>
        <table:table-row table:style-name="ro2"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1];LEN([.D81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6">
            <text:p>51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2];LEN([.D82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3];LEN([.D83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4];LEN([.D84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5];LEN([.D85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6];LEN([.D86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7];LEN([.D87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8];LEN([.D88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9];LEN([.D89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0];LEN([.D90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1];LEN([.D9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2];LEN([.D9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3];LEN([.D93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4];LEN([.D9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5];LEN([.D95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7">
            <text:p>1677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6];LEN([.D9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7];LEN([.D97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8];LEN([.D98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9];LEN([.D9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1">
            <text:p>1861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0];LEN([.D10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1];LEN([.D101])-1))" office:value-type="float" office:value="4">
            <text:p>4</text:p>
          </table:table-cell>
        </table:table-row>
        <table:table-row table:style-name="ro2">
          <table:table-cell office:value-type="float" office:value="7.47">
            <text:p>7.47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2];LEN([.D102])-1))" office:value-type="float" office:value="5">
            <text:p>5</text:p>
          </table:table-cell>
        </table:table-row>
        <table:table-row table:style-name="ro2">
          <table:table-cell office:value-type="float" office:value="6.01">
            <text:p>6.01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3];LEN([.D103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4];LEN([.D104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3">
            <text:p>97834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5];LEN([.D105])-1))" office:value-type="float" office:value="5">
            <text:p>5</text:p>
          </table:table-cell>
        </table:table-row>
        <table:table-row table:style-name="ro2">
          <table:table-cell office:value-type="float" office:value="6.18">
            <text:p>6.18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6];LEN([.D106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7];LEN([.D107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8];LEN([.D108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9];LEN([.D109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0];LEN([.D110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1];LEN([.D111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2];LEN([.D112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3];LEN([.D113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4];LEN([.D114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5];LEN([.D115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6];LEN([.D116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7];LEN([.D117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8];LEN([.D118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9];LEN([.D11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0];LEN([.D120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1];LEN([.D12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2];LEN([.D122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3];LEN([.D123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4];LEN([.D124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5];LEN([.D125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6];LEN([.D126])-1))" office:value-type="float" office:value="5">
            <text:p>5</text:p>
          </table:table-cell>
        </table:table-row>
        <table:table-row table:style-name="ro2">
          <table:table-cell office:value-type="float" office:value="11.4">
            <text:p>11.4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7];LEN([.D127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8];LEN([.D128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5">
            <text:p>96805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9];LEN([.D129])-1))" office:value-type="float" office:value="6">
            <text:p>6</text:p>
          </table:table-cell>
        </table:table-row>
        <table:table-row table:style-name="ro2"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0];LEN([.D130])-1))" office:value-type="float" office:value="6">
            <text:p>6</text:p>
          </table:table-cell>
        </table:table-row>
        <table:table-row table:style-name="ro2">
          <table:table-cell office:value-type="float" office:value="6.61">
            <text:p>6.61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1];LEN([.D131])-1))" office:value-type="float" office:value="6">
            <text:p>6</text:p>
          </table:table-cell>
        </table:table-row>
        <table:table-row table:style-name="ro2"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2];LEN([.D132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3];LEN([.D133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4];LEN([.D134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69">
            <text:p>686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5];LEN([.D135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6];LEN([.D136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7];LEN([.D137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8];LEN([.D138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9];LEN([.D139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0];LEN([.D140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1];LEN([.D141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2];LEN([.D142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3];LEN([.D143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4];LEN([.D144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5];LEN([.D145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6];LEN([.D146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7];LEN([.D147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4">
            <text:p>2484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8];LEN([.D14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9];LEN([.D149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0];LEN([.D150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1];LEN([.D151])-1))" office:value-type="float" office:value="6">
            <text:p>6</text:p>
          </table:table-cell>
        </table:table-row>
        <table:table-row table:style-name="ro2">
          <table:table-cell office:value-type="float" office:value="9.07">
            <text:p>9.07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2];LEN([.D152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3];LEN([.D153])-1))" office:value-type="float" office:value="7">
            <text:p>7</text:p>
          </table:table-cell>
        </table:table-row>
        <table:table-row table:style-name="ro2">
          <table:table-cell office:value-type="float" office:value="6.95">
            <text:p>6.95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4];LEN([.D154])-1))" office:value-type="float" office:value="7">
            <text:p>7</text:p>
          </table:table-cell>
        </table:table-row>
        <table:table-row table:style-name="ro2">
          <table:table-cell office:value-type="float" office:value="6.92">
            <text:p>6.9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5];LEN([.D155])-1))" office:value-type="float" office:value="7">
            <text:p>7</text:p>
          </table:table-cell>
        </table:table-row>
        <table:table-row table:style-name="ro2">
          <table:table-cell office:value-type="float" office:value="6.98">
            <text:p>6.98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6];LEN([.D156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7];LEN([.D157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8];LEN([.D158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9];LEN([.D159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0];LEN([.D160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1];LEN([.D161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2];LEN([.D162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3];LEN([.D163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4];LEN([.D164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5];LEN([.D165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8">
            <text:p>318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6];LEN([.D16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7];LEN([.D167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8];LEN([.D168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9];LEN([.D169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0];LEN([.D170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1];LEN([.D171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2];LEN([.D172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3];LEN([.D173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4];LEN([.D174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2483">
            <text:p>248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5];LEN([.D175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6];LEN([.D176])-1))" office:value-type="float" office:value="7">
            <text:p>7</text:p>
          </table:table-cell>
        </table:table-row>
        <table:table-row table:style-name="ro2">
          <table:table-cell office:value-type="float" office:value="13.57">
            <text:p>13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7];LEN([.D177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8];LEN([.D178])-1))" office:value-type="float" office:value="8">
            <text:p>8</text:p>
          </table:table-cell>
        </table:table-row>
        <table:table-row table:style-name="ro2">
          <table:table-cell office:value-type="float" office:value="8.57">
            <text:p>8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9];LEN([.D179])-1))" office:value-type="float" office:value="8">
            <text:p>8</text:p>
          </table:table-cell>
        </table:table-row>
        <table:table-row table:style-name="ro2">
          <table:table-cell office:value-type="float" office:value="8.6">
            <text:p>8.6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0];LEN([.D180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1];LEN([.D181])-1))" office:value-type="float" office:value="8">
            <text:p>8</text:p>
          </table:table-cell>
        </table:table-row>
        <table:table-row table:style-name="ro2">
          <table:table-cell office:value-type="float" office:value="3.06">
            <text:p>3.06</text:p>
          </table:table-cell>
          <table:table-cell office:value-type="float" office:value="5598">
            <text:p>559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2];LEN([.D182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3];LEN([.D183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4];LEN([.D184])-1))" office:value-type="float" office:value="8">
            <text:p>8</text:p>
          </table:table-cell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5];LEN([.D185])-1))" office:value-type="float" office:value="8">
            <text:p>8</text:p>
          </table:table-cell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6];LEN([.D186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7];LEN([.D187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8];LEN([.D188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9];LEN([.D189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0];LEN([.D190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1];LEN([.D191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2];LEN([.D192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3];LEN([.D193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4];LEN([.D194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5];LEN([.D195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8">
            <text:p>46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6];LEN([.D196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7];LEN([.D197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8];LEN([.D198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9];LEN([.D199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0];LEN([.D200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1];LEN([.D201])-1))" office:value-type="float" office:value="8">
            <text:p>8</text:p>
          </table:table-cell>
        </table:table-row>
        <table:table-row table:style-name="ro2">
          <table:table-cell office:value-type="float" office:value="15.32">
            <text:p>15.32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2];LEN([.D202])-1))" office:value-type="float" office:value="9">
            <text:p>9</text:p>
          </table:table-cell>
        </table:table-row>
        <table:table-row table:style-name="ro2">
          <table:table-cell office:value-type="float" office:value="11.74">
            <text:p>11.74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3];LEN([.D203])-1))" office:value-type="float" office:value="9">
            <text:p>9</text:p>
          </table:table-cell>
        </table:table-row>
        <table:table-row table:style-name="ro2">
          <table:table-cell office:value-type="float" office:value="11.88">
            <text:p>11.88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4];LEN([.D204])-1))" office:value-type="float" office:value="9">
            <text:p>9</text:p>
          </table:table-cell>
        </table:table-row>
        <table:table-row table:style-name="ro2">
          <table:table-cell office:value-type="float" office:value="11.9">
            <text:p>11.9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5];LEN([.D205])-1))" office:value-type="float" office:value="9">
            <text:p>9</text:p>
          </table:table-cell>
        </table:table-row>
        <table:table-row table:style-name="ro2">
          <table:table-cell office:value-type="float" office:value="12.03">
            <text:p>12.03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6];LEN([.D206])-1))" office:value-type="float" office:value="9">
            <text:p>9</text:p>
          </table:table-cell>
        </table:table-row>
        <table:table-row table:style-name="ro2">
          <table:table-cell office:value-type="float" office:value="6.32">
            <text:p>6.3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7];LEN([.D207])-1))" office:value-type="float" office:value="9">
            <text:p>9</text:p>
          </table:table-cell>
        </table:table-row>
        <table:table-row table:style-name="ro2">
          <table:table-cell office:value-type="float" office:value="6.31">
            <text:p>6.31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8];LEN([.D208])-1))" office:value-type="float" office:value="9">
            <text:p>9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9];LEN([.D209])-1))" office:value-type="float" office:value="9">
            <text:p>9</text:p>
          </table:table-cell>
        </table:table-row>
        <table:table-row table:style-name="ro2">
          <table:table-cell office:value-type="float" office:value="6.42">
            <text:p>6.4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0];LEN([.D210])-1))" office:value-type="float" office:value="9">
            <text:p>9</text:p>
          </table:table-cell>
        </table:table-row>
        <table:table-row table:style-name="ro2">
          <table:table-cell office:value-type="float" office:value="6.34">
            <text:p>6.34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1];LEN([.D211])-1))" office:value-type="float" office:value="9">
            <text:p>9</text:p>
          </table:table-cell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2];LEN([.D212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3];LEN([.D213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4];LEN([.D214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5];LEN([.D215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6];LEN([.D216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7];LEN([.D217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8];LEN([.D218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9];LEN([.D219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1569">
            <text:p>156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0];LEN([.D220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1];LEN([.D221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2];LEN([.D222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3];LEN([.D223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4];LEN([.D224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5];LEN([.D225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6];LEN([.D226])-1))" office:value-type="float" office:value="9">
            <text:p>9</text:p>
          </table:table-cell>
        </table:table-row>
        <table:table-row table:style-name="ro2">
          <table:table-cell office:value-type="float" office:value="20.26">
            <text:p>20.2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7];LEN([.D227])-1))" office:value-type="float" office:value="10">
            <text:p>10</text:p>
          </table:table-cell>
        </table:table-row>
        <table:table-row table:style-name="ro2">
          <table:table-cell office:value-type="float" office:value="18.69">
            <text:p>18.69</text:p>
          </table:table-cell>
          <table:table-cell office:value-type="float" office:value="242959">
            <text:p>24295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8];LEN([.D228])-1))" office:value-type="float" office:value="10">
            <text:p>10</text:p>
          </table:table-cell>
        </table:table-row>
        <table:table-row table:style-name="ro2">
          <table:table-cell office:value-type="float" office:value="19.33">
            <text:p>19.33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9];LEN([.D229])-1))" office:value-type="float" office:value="10">
            <text:p>10</text:p>
          </table:table-cell>
        </table:table-row>
        <table:table-row table:style-name="ro2">
          <table:table-cell office:value-type="float" office:value="19.36">
            <text:p>19.3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0];LEN([.D230])-1))" office:value-type="float" office:value="10">
            <text:p>10</text:p>
          </table:table-cell>
        </table:table-row>
        <table:table-row table:style-name="ro2">
          <table:table-cell office:value-type="float" office:value="19.39">
            <text:p>19.39</text:p>
          </table:table-cell>
          <table:table-cell office:value-type="float" office:value="242957">
            <text:p>242957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1];LEN([.D231])-1))" office:value-type="float" office:value="10">
            <text:p>10</text:p>
          </table:table-cell>
        </table:table-row>
        <table:table-row table:style-name="ro2">
          <table:table-cell office:value-type="float" office:value="13.41">
            <text:p>13.41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2];LEN([.D232])-1))" office:value-type="float" office:value="10">
            <text:p>10</text:p>
          </table:table-cell>
        </table:table-row>
        <table:table-row table:style-name="ro2">
          <table:table-cell office:value-type="float" office:value="13.77">
            <text:p>13.77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3];LEN([.D233])-1))" office:value-type="float" office:value="10">
            <text:p>10</text:p>
          </table:table-cell>
        </table:table-row>
        <table:table-row table:style-name="ro2">
          <table:table-cell office:value-type="float" office:value="13.91">
            <text:p>13.91</text:p>
          </table:table-cell>
          <table:table-cell office:value-type="float" office:value="4773">
            <text:p>4773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4];LEN([.D234])-1))" office:value-type="float" office:value="10">
            <text:p>10</text:p>
          </table:table-cell>
        </table:table-row>
        <table:table-row table:style-name="ro2">
          <table:table-cell office:value-type="float" office:value="13.6">
            <text:p>13.6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5];LEN([.D235])-1))" office:value-type="float" office:value="10">
            <text:p>10</text:p>
          </table:table-cell>
        </table:table-row>
        <table:table-row table:style-name="ro2">
          <table:table-cell office:value-type="float" office:value="13.85">
            <text:p>13.85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6];LEN([.D236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7];LEN([.D237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8];LEN([.D238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9];LEN([.D239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0];LEN([.D240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1];LEN([.D241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2];LEN([.D242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3];LEN([.D243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4];LEN([.D244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5];LEN([.D245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6];LEN([.D246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7];LEN([.D247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8];LEN([.D248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9];LEN([.D249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0];LEN([.D250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1];LEN([.D251])-1))" office:value-type="float" office:value="10">
            <text:p>10</text:p>
          </table:table-cell>
        </table:table-row>
        <table:table-row table:style-name="ro2">
          <table:table-cell office:value-type="float" office:value="38.03">
            <text:p>38.03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2];LEN([.D252])-1))" office:value-type="float" office:value="11">
            <text:p>11</text:p>
          </table:table-cell>
        </table:table-row>
        <table:table-row table:style-name="ro2">
          <table:table-cell office:value-type="float" office:value="33.68">
            <text:p>33.6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3];LEN([.D253])-1))" office:value-type="float" office:value="11">
            <text:p>11</text:p>
          </table:table-cell>
        </table:table-row>
        <table:table-row table:style-name="ro2">
          <table:table-cell office:value-type="float" office:value="34.61">
            <text:p>34.61</text:p>
          </table:table-cell>
          <table:table-cell office:value-type="float" office:value="243493">
            <text:p>243493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4];LEN([.D254])-1))" office:value-type="float" office:value="11">
            <text:p>11</text:p>
          </table:table-cell>
        </table:table-row>
        <table:table-row table:style-name="ro2">
          <table:table-cell office:value-type="float" office:value="35.38">
            <text:p>35.3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5];LEN([.D255])-1))" office:value-type="float" office:value="11">
            <text:p>11</text:p>
          </table:table-cell>
        </table:table-row>
        <table:table-row table:style-name="ro2">
          <table:table-cell office:value-type="float" office:value="35.65">
            <text:p>35.65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6];LEN([.D256])-1))" office:value-type="float" office:value="11">
            <text:p>11</text:p>
          </table:table-cell>
        </table:table-row>
        <table:table-row table:style-name="ro2">
          <table:table-cell office:value-type="float" office:value="29.06">
            <text:p>29.0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7];LEN([.D257])-1))" office:value-type="float" office:value="11">
            <text:p>11</text:p>
          </table:table-cell>
        </table:table-row>
        <table:table-row table:style-name="ro2">
          <table:table-cell office:value-type="float" office:value="29.02">
            <text:p>29.02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8];LEN([.D258])-1))" office:value-type="float" office:value="11">
            <text:p>11</text:p>
          </table:table-cell>
        </table:table-row>
        <table:table-row table:style-name="ro2">
          <table:table-cell office:value-type="float" office:value="29.78">
            <text:p>29.78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9];LEN([.D259])-1))" office:value-type="float" office:value="11">
            <text:p>11</text:p>
          </table:table-cell>
        </table:table-row>
        <table:table-row table:style-name="ro2">
          <table:table-cell office:value-type="float" office:value="29.96">
            <text:p>29.9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0];LEN([.D260])-1))" office:value-type="float" office:value="11">
            <text:p>11</text:p>
          </table:table-cell>
        </table:table-row>
        <table:table-row table:style-name="ro2">
          <table:table-cell office:value-type="float" office:value="29.85">
            <text:p>29.85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1];LEN([.D261])-1))" office:value-type="float" office:value="11">
            <text:p>11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2];LEN([.D262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3];LEN([.D263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4];LEN([.D264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5];LEN([.D265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6];LEN([.D266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7];LEN([.D267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8];LEN([.D268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9];LEN([.D269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0];LEN([.D270])-1))" office:value-type="float" office:value="11">
            <text:p>11</text:p>
          </table:table-cell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1];LEN([.D271])-1))" office:value-type="float" office:value="11">
            <text:p>11</text:p>
          </table:table-cell>
        </table:table-row>
        <table:table-row table:style-name="ro2">
          <table:table-cell office:value-type="float" office:value="1.21">
            <text:p>1.2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2];LEN([.D272])-1))" office:value-type="float" office:value="11">
            <text:p>11</text:p>
          </table:table-cell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3];LEN([.D273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4];LEN([.D274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5];LEN([.D275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6];LEN([.D276])-1))" office:value-type="float" office:value="11">
            <text:p>11</text:p>
          </table:table-cell>
        </table:table-row>
        <table:table-row table:style-name="ro2">
          <table:table-cell office:value-type="float" office:value="74.1">
            <text:p>74.1</text:p>
          </table:table-cell>
          <table:table-cell office:value-type="float" office:value="815601">
            <text:p>815601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7];LEN([.D277])-1))" office:value-type="float" office:value="12">
            <text:p>12</text:p>
          </table:table-cell>
        </table:table-row>
        <table:table-row table:style-name="ro2">
          <table:table-cell office:value-type="float" office:value="66.15">
            <text:p>66.15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8];LEN([.D278])-1))" office:value-type="float" office:value="12">
            <text:p>12</text:p>
          </table:table-cell>
        </table:table-row>
        <table:table-row table:style-name="ro2">
          <table:table-cell office:value-type="float" office:value="69.38">
            <text:p>69.38</text:p>
          </table:table-cell>
          <table:table-cell office:value-type="float" office:value="815596">
            <text:p>815596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9];LEN([.D279])-1))" office:value-type="float" office:value="12">
            <text:p>12</text:p>
          </table:table-cell>
        </table:table-row>
        <table:table-row table:style-name="ro2">
          <table:table-cell office:value-type="float" office:value="70.39">
            <text:p>70.39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0];LEN([.D280])-1))" office:value-type="float" office:value="12">
            <text:p>12</text:p>
          </table:table-cell>
        </table:table-row>
        <table:table-row table:style-name="ro2">
          <table:table-cell office:value-type="float" office:value="71.44">
            <text:p>71.44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1];LEN([.D281])-1))" office:value-type="float" office:value="12">
            <text:p>12</text:p>
          </table:table-cell>
        </table:table-row>
        <table:table-row table:style-name="ro2">
          <table:table-cell office:value-type="float" office:value="62.15">
            <text:p>62.1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2];LEN([.D282])-1))" office:value-type="float" office:value="12">
            <text:p>12</text:p>
          </table:table-cell>
        </table:table-row>
        <table:table-row table:style-name="ro2">
          <table:table-cell office:value-type="float" office:value="63.65">
            <text:p>63.6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3];LEN([.D283])-1))" office:value-type="float" office:value="12">
            <text:p>12</text:p>
          </table:table-cell>
        </table:table-row>
        <table:table-row table:style-name="ro2">
          <table:table-cell office:value-type="float" office:value="63.99">
            <text:p>63.9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4];LEN([.D284])-1))" office:value-type="float" office:value="12">
            <text:p>12</text:p>
          </table:table-cell>
        </table:table-row>
        <table:table-row table:style-name="ro2">
          <table:table-cell office:value-type="float" office:value="64.83">
            <text:p>64.83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5];LEN([.D285])-1))" office:value-type="float" office:value="12">
            <text:p>12</text:p>
          </table:table-cell>
        </table:table-row>
        <table:table-row table:style-name="ro2">
          <table:table-cell office:value-type="float" office:value="67.87">
            <text:p>67.87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6];LEN([.D286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7];LEN([.D287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8];LEN([.D288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9];LEN([.D289])-1))" office:value-type="float" office:value="12">
            <text:p>12</text:p>
          </table:table-cell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0];LEN([.D290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2">
            <text:p>86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1];LEN([.D291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2];LEN([.D292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3];LEN([.D293])-1))" office:value-type="float" office:value="12">
            <text:p>12</text:p>
          </table:table-cell>
        </table:table-row>
        <table:table-row table:style-name="ro2">
          <table:table-cell office:value-type="float" office:value="2.45">
            <text:p>2.45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4];LEN([.D294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5];LEN([.D295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6];LEN([.D296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7];LEN([.D297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8];LEN([.D298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9];LEN([.D299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0];LEN([.D300])-1))" office:value-type="float" office:value="12">
            <text:p>12</text:p>
          </table:table-cell>
        </table:table-row>
        <table:table-row table:style-name="ro2">
          <table:table-cell office:value-type="float" office:value="2.42">
            <text:p>2.4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1];LEN([.D301])-1))" office:value-type="float" office:value="12">
            <text:p>12</text:p>
          </table:table-cell>
        </table:table-row>
        <table:table-row table:style-name="ro2">
          <table:table-cell office:value-type="float" office:value="166.8">
            <text:p>166.8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2];LEN([.D302])-1))" office:value-type="float" office:value="13">
            <text:p>13</text:p>
          </table:table-cell>
        </table:table-row>
        <table:table-row table:style-name="ro2">
          <table:table-cell office:value-type="float" office:value="139.41">
            <text:p>13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3];LEN([.D303])-1))" office:value-type="float" office:value="13">
            <text:p>13</text:p>
          </table:table-cell>
        </table:table-row>
        <table:table-row table:style-name="ro2">
          <table:table-cell office:value-type="float" office:value="147.59">
            <text:p>147.59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4];LEN([.D304])-1))" office:value-type="float" office:value="13">
            <text:p>13</text:p>
          </table:table-cell>
        </table:table-row>
        <table:table-row table:style-name="ro2">
          <table:table-cell office:value-type="float" office:value="142.3">
            <text:p>142.3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5];LEN([.D305])-1))" office:value-type="float" office:value="13">
            <text:p>13</text:p>
          </table:table-cell>
        </table:table-row>
        <table:table-row table:style-name="ro2">
          <table:table-cell office:value-type="float" office:value="149.41">
            <text:p>14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6];LEN([.D306])-1))" office:value-type="float" office:value="13">
            <text:p>13</text:p>
          </table:table-cell>
        </table:table-row>
        <table:table-row table:style-name="ro2">
          <table:table-cell office:value-type="float" office:value="142.9">
            <text:p>142.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7];LEN([.D307])-1))" office:value-type="float" office:value="13">
            <text:p>13</text:p>
          </table:table-cell>
        </table:table-row>
        <table:table-row table:style-name="ro2">
          <table:table-cell office:value-type="float" office:value="145.09">
            <text:p>145.0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8];LEN([.D308])-1))" office:value-type="float" office:value="13">
            <text:p>13</text:p>
          </table:table-cell>
        </table:table-row>
        <table:table-row table:style-name="ro2">
          <table:table-cell office:value-type="float" office:value="142.71">
            <text:p>142.71</text:p>
          </table:table-cell>
          <table:table-cell office:value-type="float" office:value="4766">
            <text:p>476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9];LEN([.D309])-1))" office:value-type="float" office:value="13">
            <text:p>13</text:p>
          </table:table-cell>
        </table:table-row>
        <table:table-row table:style-name="ro2">
          <table:table-cell office:value-type="float" office:value="146.2">
            <text:p>146.2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0];LEN([.D310])-1))" office:value-type="float" office:value="13">
            <text:p>13</text:p>
          </table:table-cell>
        </table:table-row>
        <table:table-row table:style-name="ro2">
          <table:table-cell office:value-type="float" office:value="142.81">
            <text:p>142.81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1];LEN([.D311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2];LEN([.D312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3];LEN([.D313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79">
            <text:p>1279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4];LEN([.D314])-1))"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5];LEN([.D315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6];LEN([.D316])-1))"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7];LEN([.D317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8];LEN([.D318])-1))" office:value-type="float" office:value="13">
            <text:p>13</text:p>
          </table:table-cell>
        </table:table-row>
        <table:table-row table:style-name="ro2">
          <table:table-cell office:value-type="float" office:value="5.01">
            <text:p>5.01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9];LEN([.D319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0];LEN([.D320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1];LEN([.D321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2];LEN([.D322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3];LEN([.D323])-1))" office:value-type="float" office:value="13">
            <text:p>13</text:p>
          </table:table-cell>
        </table:table-row>
        <table:table-row table:style-name="ro2">
          <table:table-cell office:value-type="float" office:value="4.95">
            <text:p>4.95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4];LEN([.D324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5];LEN([.D325])-1))" office:value-type="float" office:value="13">
            <text:p>13</text:p>
          </table:table-cell>
        </table:table-row>
        <table:table-row table:style-name="ro2">
          <table:table-cell office:value-type="float" office:value="4.96">
            <text:p>4.9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6];LEN([.D326])-1))" office:value-type="float" office:value="13">
            <text:p>13</text:p>
          </table:table-cell>
        </table:table-row>
        <table:table-row table:style-name="ro2">
          <table:table-cell office:value-type="float" office:value="417.64">
            <text:p>417.64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7];LEN([.D327])-1))" office:value-type="float" office:value="14">
            <text:p>14</text:p>
          </table:table-cell>
        </table:table-row>
        <table:table-row table:style-name="ro2">
          <table:table-cell office:value-type="float" office:value="453.01">
            <text:p>453.01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8];LEN([.D328])-1))" office:value-type="float" office:value="14">
            <text:p>14</text:p>
          </table:table-cell>
        </table:table-row>
        <table:table-row table:style-name="ro2">
          <table:table-cell office:value-type="float" office:value="417.21">
            <text:p>417.21</text:p>
          </table:table-cell>
          <table:table-cell office:value-type="float" office:value="795650">
            <text:p>79565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9];LEN([.D329])-1))" office:value-type="float" office:value="14">
            <text:p>14</text:p>
          </table:table-cell>
        </table:table-row>
        <table:table-row table:style-name="ro2">
          <table:table-cell office:value-type="float" office:value="454.98">
            <text:p>454.98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0];LEN([.D330])-1))" office:value-type="float" office:value="14">
            <text:p>14</text:p>
          </table:table-cell>
        </table:table-row>
        <table:table-row table:style-name="ro2">
          <table:table-cell office:value-type="float" office:value="452.35">
            <text:p>452.35</text:p>
          </table:table-cell>
          <table:table-cell office:value-type="float" office:value="795652">
            <text:p>79565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1];LEN([.D331])-1))" office:value-type="float" office:value="14">
            <text:p>14</text:p>
          </table:table-cell>
        </table:table-row>
        <table:table-row table:style-name="ro2">
          <table:table-cell office:value-type="float" office:value="391.33">
            <text:p>391.3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2];LEN([.D332])-1))" office:value-type="float" office:value="14">
            <text:p>14</text:p>
          </table:table-cell>
        </table:table-row>
        <table:table-row table:style-name="ro2">
          <table:table-cell office:value-type="float" office:value="437.74">
            <text:p>437.7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3];LEN([.D333])-1))" office:value-type="float" office:value="14">
            <text:p>14</text:p>
          </table:table-cell>
        </table:table-row>
        <table:table-row table:style-name="ro2">
          <table:table-cell office:value-type="float" office:value="414.78">
            <text:p>414.78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4];LEN([.D334])-1))" office:value-type="float" office:value="14">
            <text:p>14</text:p>
          </table:table-cell>
        </table:table-row>
        <table:table-row table:style-name="ro2">
          <table:table-cell office:value-type="float" office:value="425.53">
            <text:p>425.5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5];LEN([.D335])-1))" office:value-type="float" office:value="14">
            <text:p>14</text:p>
          </table:table-cell>
        </table:table-row>
        <table:table-row table:style-name="ro2">
          <table:table-cell office:value-type="float" office:value="469.64">
            <text:p>469.6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6];LEN([.D336])-1))" office:value-type="float" office:value="14">
            <text:p>14</text:p>
          </table:table-cell>
        </table:table-row>
        <table:table-row table:style-name="ro2">
          <table:table-cell office:value-type="float" office:value="48.7">
            <text:p>48.7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7];LEN([.D337])-1))" office:value-type="float" office:value="14">
            <text:p>14</text:p>
          </table:table-cell>
        </table:table-row>
        <table:table-row table:style-name="ro2">
          <table:table-cell office:value-type="float" office:value="45.38">
            <text:p>45.38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8];LEN([.D338])-1))" office:value-type="float" office:value="14">
            <text:p>14</text:p>
          </table:table-cell>
        </table:table-row>
        <table:table-row table:style-name="ro2">
          <table:table-cell office:value-type="float" office:value="48.03">
            <text:p>48.03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9];LEN([.D339])-1))" office:value-type="float" office:value="14">
            <text:p>14</text:p>
          </table:table-cell>
        </table:table-row>
        <table:table-row table:style-name="ro2">
          <table:table-cell office:value-type="float" office:value="47.22">
            <text:p>47.2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0];LEN([.D340])-1))" office:value-type="float" office:value="14">
            <text:p>14</text:p>
          </table:table-cell>
        </table:table-row>
        <table:table-row table:style-name="ro2">
          <table:table-cell office:value-type="float" office:value="49.12">
            <text:p>49.1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1];LEN([.D341])-1))" office:value-type="float" office:value="14">
            <text:p>14</text:p>
          </table:table-cell>
        </table:table-row>
        <table:table-row table:style-name="ro2">
          <table:table-cell office:value-type="float" office:value="55.12">
            <text:p>55.1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2];LEN([.D342])-1))" office:value-type="float" office:value="14">
            <text:p>14</text:p>
          </table:table-cell>
        </table:table-row>
        <table:table-row table:style-name="ro2">
          <table:table-cell office:value-type="float" office:value="52.08">
            <text:p>52.0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3];LEN([.D343])-1))" office:value-type="float" office:value="14">
            <text:p>14</text:p>
          </table:table-cell>
        </table:table-row>
        <table:table-row table:style-name="ro2">
          <table:table-cell office:value-type="float" office:value="51.4">
            <text:p>51.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4];LEN([.D344])-1))" office:value-type="float" office:value="14">
            <text:p>14</text:p>
          </table:table-cell>
        </table:table-row>
        <table:table-row table:style-name="ro2">
          <table:table-cell office:value-type="float" office:value="51.98">
            <text:p>51.9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5];LEN([.D345])-1))" office:value-type="float" office:value="14">
            <text:p>14</text:p>
          </table:table-cell>
        </table:table-row>
        <table:table-row table:style-name="ro2">
          <table:table-cell office:value-type="float" office:value="50.94">
            <text:p>50.94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6];LEN([.D346])-1))" office:value-type="float" office:value="14">
            <text:p>14</text:p>
          </table:table-cell>
        </table:table-row>
        <table:table-row table:style-name="ro2">
          <table:table-cell office:value-type="float" office:value="51.97">
            <text:p>51.97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7];LEN([.D347])-1))" office:value-type="float" office:value="14">
            <text:p>14</text:p>
          </table:table-cell>
        </table:table-row>
        <table:table-row table:style-name="ro2">
          <table:table-cell office:value-type="float" office:value="52.98">
            <text:p>52.9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8];LEN([.D348])-1))" office:value-type="float" office:value="14">
            <text:p>14</text:p>
          </table:table-cell>
        </table:table-row>
        <table:table-row table:style-name="ro2">
          <table:table-cell office:value-type="float" office:value="50.68">
            <text:p>50.6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9];LEN([.D349])-1))" office:value-type="float" office:value="14">
            <text:p>14</text:p>
          </table:table-cell>
        </table:table-row>
        <table:table-row table:style-name="ro2">
          <table:table-cell office:value-type="float" office:value="50.52">
            <text:p>50.52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0];LEN([.D350])-1))" office:value-type="float" office:value="14">
            <text:p>14</text:p>
          </table:table-cell>
        </table:table-row>
        <table:table-row table:style-name="ro2">
          <table:table-cell office:value-type="float" office:value="51.16">
            <text:p>51.1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1];LEN([.D351])-1))" office:value-type="float" office:value="14">
            <text:p>14</text:p>
          </table:table-cell>
        </table:table-row>
        <table:table-row table:style-name="ro2">
          <table:table-cell office:value-type="float" office:value="1682.65">
            <text:p>1682.65</text:p>
          </table:table-cell>
          <table:table-cell office:value-type="float" office:value="795704">
            <text:p>795704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2];LEN([.D352])-1))" office:value-type="float" office:value="15">
            <text:p>15</text:p>
          </table:table-cell>
        </table:table-row>
        <table:table-row table:style-name="ro2">
          <table:table-cell office:value-type="float" office:value="1973.54">
            <text:p>1973.54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3];LEN([.D353])-1))" office:value-type="float" office:value="15">
            <text:p>15</text:p>
          </table:table-cell>
        </table:table-row>
        <table:table-row table:style-name="ro2">
          <table:table-cell office:value-type="float" office:value="1599.03">
            <text:p>1599.03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4];LEN([.D354])-1))" office:value-type="float" office:value="15">
            <text:p>15</text:p>
          </table:table-cell>
        </table:table-row>
        <table:table-row table:style-name="ro2">
          <table:table-cell office:value-type="float" office:value="1606.46">
            <text:p>1606.46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5];LEN([.D355])-1))" office:value-type="float" office:value="15">
            <text:p>15</text:p>
          </table:table-cell>
        </table:table-row>
        <table:table-row table:style-name="ro2">
          <table:table-cell office:value-type="float" office:value="1675.72">
            <text:p>1675.72</text:p>
          </table:table-cell>
          <table:table-cell office:value-type="float" office:value="6679">
            <text:p>66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6];LEN([.D356])-1))" office:value-type="float" office:value="15">
            <text:p>15</text:p>
          </table:table-cell>
        </table:table-row>
        <table:table-row table:style-name="ro2">
          <table:table-cell office:value-type="float" office:value="1683.9">
            <text:p>1683.9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7];LEN([.D357])-1))" office:value-type="float" office:value="15">
            <text:p>15</text:p>
          </table:table-cell>
        </table:table-row>
        <table:table-row table:style-name="ro2">
          <table:table-cell office:value-type="float" office:value="435.54">
            <text:p>435.54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8];LEN([.D358])-1))" office:value-type="float" office:value="15">
            <text:p>15</text:p>
          </table:table-cell>
        </table:table-row>
        <table:table-row table:style-name="ro2">
          <table:table-cell office:value-type="float" office:value="489.11">
            <text:p>489.11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9];LEN([.D359])-1))" office:value-type="float" office:value="15">
            <text:p>15</text:p>
          </table:table-cell>
        </table:table-row>
        <table:table-row table:style-name="ro2">
          <table:table-cell office:value-type="float" office:value="447.3">
            <text:p>447.3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0];LEN([.D360])-1))" office:value-type="float" office:value="15">
            <text:p>15</text:p>
          </table:table-cell>
        </table:table-row>
        <table:table-row table:style-name="ro2">
          <table:table-cell office:value-type="float" office:value="475.52">
            <text:p>475.5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1];LEN([.D361])-1))" office:value-type="float" office:value="15">
            <text:p>15</text:p>
          </table:table-cell>
        </table:table-row>
        <table:table-row table:style-name="ro2">
          <table:table-cell office:value-type="float" office:value="435.89">
            <text:p>435.89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2];LEN([.D362])-1))" office:value-type="float" office:value="15">
            <text:p>15</text:p>
          </table:table-cell>
        </table:table-row>
        <table:table-row table:style-name="ro2">
          <table:table-cell office:value-type="float" office:value="494.66">
            <text:p>494.66</text:p>
          </table:table-cell>
          <table:table-cell office:value-type="float" office:value="650">
            <text:p>65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3];LEN([.D363])-1))" office:value-type="float" office:value="15">
            <text:p>15</text:p>
          </table:table-cell>
        </table:table-row>
        <table:table-row table:style-name="ro2">
          <table:table-cell office:value-type="float" office:value="491.54">
            <text:p>491.5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4];LEN([.D364])-1))" office:value-type="float" office:value="15">
            <text:p>15</text:p>
          </table:table-cell>
        </table:table-row>
        <table:table-row table:style-name="ro2">
          <table:table-cell office:value-type="float" office:value="480.92">
            <text:p>480.9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5];LEN([.D365])-1))" office:value-type="float" office:value="15">
            <text:p>15</text:p>
          </table:table-cell>
        </table:table-row>
        <table:table-row table:style-name="ro2">
          <table:table-cell office:value-type="float" office:value="472.79">
            <text:p>472.7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6];LEN([.D366])-1))" office:value-type="float" office:value="15">
            <text:p>15</text:p>
          </table:table-cell>
        </table:table-row>
        <table:table-row table:style-name="ro2">
          <table:table-cell office:value-type="float" office:value="497.49">
            <text:p>497.4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7];LEN([.D367])-1))" office:value-type="float" office:value="15">
            <text:p>15</text:p>
          </table:table-cell>
        </table:table-row>
        <table:table-row table:style-name="ro2">
          <table:table-cell office:value-type="float" office:value="465.53">
            <text:p>465.5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8];LEN([.D368])-1))" office:value-type="float" office:value="15">
            <text:p>15</text:p>
          </table:table-cell>
        </table:table-row>
        <table:table-row table:style-name="ro2">
          <table:table-cell office:value-type="float" office:value="477.48">
            <text:p>477.48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9];LEN([.D369])-1))" office:value-type="float" office:value="15">
            <text:p>15</text:p>
          </table:table-cell>
        </table:table-row>
        <table:table-row table:style-name="ro2">
          <table:table-cell office:value-type="float" office:value="498.32">
            <text:p>498.32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0];LEN([.D370])-1))" office:value-type="float" office:value="15">
            <text:p>15</text:p>
          </table:table-cell>
        </table:table-row>
        <table:table-row table:style-name="ro2">
          <table:table-cell office:value-type="float" office:value="485.16">
            <text:p>485.16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1];LEN([.D371])-1))" office:value-type="float" office:value="15">
            <text:p>15</text:p>
          </table:table-cell>
        </table:table-row>
        <table:table-row table:style-name="ro2">
          <table:table-cell office:value-type="float" office:value="453.72">
            <text:p>453.7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2];LEN([.D372])-1))" office:value-type="float" office:value="15">
            <text:p>15</text:p>
          </table:table-cell>
        </table:table-row>
        <table:table-row table:style-name="ro2">
          <table:table-cell office:value-type="float" office:value="1.01">
            <text:p>1.0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3];LEN([.D373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4];LEN([.D374])-1))" office:value-type="float" office:value="1">
            <text:p>1</text:p>
          </table:table-cell>
        </table:table-row>
        <table:table-row table:style-name="ro2">
          <table:table-cell office:value-type="float" office:value="0.54">
            <text:p>0.54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5];LEN([.D375])-1))" office:value-type="float" office:value="1">
            <text:p>1</text:p>
          </table:table-cell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6];LEN([.D376])-1))" office:value-type="float" office:value="1">
            <text:p>1</text:p>
          </table:table-cell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7];LEN([.D37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78];LEN([.D37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79];LEN([.D379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0];LEN([.D38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1];LEN([.D38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2];LEN([.D38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3];LEN([.D383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4];LEN([.D38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5];LEN([.D385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6];LEN([.D38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7];LEN([.D387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4">
            <text:p>1734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88];LEN([.D38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89];LEN([.D389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0];LEN([.D39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1];LEN([.D39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2];LEN([.D39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3];LEN([.D393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4];LEN([.D39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5];LEN([.D39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6];LEN([.D39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7];LEN([.D397])-1))" office:value-type="float" office:value="1">
            <text:p>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188103">
            <text:p>188103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98];LEN([.D398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99];LEN([.D399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0];LEN([.D400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1];LEN([.D401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2];LEN([.D402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3];LEN([.D403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4];LEN([.D404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5];LEN([.D405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6];LEN([.D406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8">
            <text:p>165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7];LEN([.D40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8];LEN([.D40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9];LEN([.D409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0];LEN([.D41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1];LEN([.D411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2];LEN([.D41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3];LEN([.D41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4];LEN([.D414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5];LEN([.D41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6];LEN([.D41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7];LEN([.D417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8];LEN([.D41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9];LEN([.D41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0];LEN([.D42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1];LEN([.D421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2];LEN([.D422])-1))" office:value-type="float" office:value="2">
            <text:p>2</text:p>
          </table:table-cell>
        </table:table-row>
        <table:table-row table:style-name="ro2">
          <table:table-cell office:value-type="float" office:value="3.47">
            <text:p>3.47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3];LEN([.D423])-1))" office:value-type="float" office:value="3">
            <text:p>3</text:p>
          </table:table-cell>
        </table:table-row>
        <table:table-row table:style-name="ro2">
          <table:table-cell office:value-type="float" office:value="2.19">
            <text:p>2.19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4];LEN([.D424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5];LEN([.D425])-1))" office:value-type="float" office:value="3">
            <text:p>3</text:p>
          </table:table-cell>
        </table:table-row>
        <table:table-row table:style-name="ro2">
          <table:table-cell office:value-type="float" office:value="2.22">
            <text:p>2.22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6];LEN([.D426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7];LEN([.D427])-1))" office:value-type="float" office:value="3">
            <text:p>3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28];LEN([.D428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29];LEN([.D429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0];LEN([.D430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1];LEN([.D431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2];LEN([.D43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3];LEN([.D433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4];LEN([.D43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5];LEN([.D43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9">
            <text:p>70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6];LEN([.D436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7];LEN([.D43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38];LEN([.D438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39];LEN([.D43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0];LEN([.D44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1];LEN([.D44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8">
            <text:p>292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2];LEN([.D442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3];LEN([.D44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4];LEN([.D44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5];LEN([.D445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6];LEN([.D44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7];LEN([.D447])-1))" office:value-type="float" office:value="3">
            <text:p>3</text:p>
          </table:table-cell>
        </table:table-row>
        <table:table-row table:style-name="ro2">
          <table:table-cell office:value-type="float" office:value="4.49">
            <text:p>4.49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48];LEN([.D448])-1))" office:value-type="float" office:value="4">
            <text:p>4</text:p>
          </table:table-cell>
        </table:table-row>
        <table:table-row table:style-name="ro2">
          <table:table-cell office:value-type="float" office:value="4.55">
            <text:p>4.5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49];LEN([.D449])-1))" office:value-type="float" office:value="4">
            <text:p>4</text:p>
          </table:table-cell>
        </table:table-row>
        <table:table-row table:style-name="ro2">
          <table:table-cell office:value-type="float" office:value="4.66">
            <text:p>4.66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0];LEN([.D450])-1))" office:value-type="float" office:value="4">
            <text:p>4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1];LEN([.D451])-1))" office:value-type="float" office:value="4">
            <text:p>4</text:p>
          </table:table-cell>
        </table:table-row>
        <table:table-row table:style-name="ro2">
          <table:table-cell office:value-type="float" office:value="4.67">
            <text:p>4.67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2];LEN([.D452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3];LEN([.D453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4];LEN([.D454])-1))" office:value-type="float" office:value="4">
            <text:p>4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5];LEN([.D455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6];LEN([.D456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7];LEN([.D457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40">
            <text:p>8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58];LEN([.D458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59];LEN([.D459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8">
            <text:p>83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0];LEN([.D460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1];LEN([.D46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2];LEN([.D46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3];LEN([.D463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4];LEN([.D46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5];LEN([.D465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2">
            <text:p>1682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6];LEN([.D46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7];LEN([.D467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8];LEN([.D468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9];LEN([.D46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0];LEN([.D47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1];LEN([.D471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2];LEN([.D472])-1))" office:value-type="float" office:value="4">
            <text:p>4</text:p>
          </table:table-cell>
        </table:table-row>
        <table:table-row table:style-name="ro2">
          <table:table-cell office:value-type="float" office:value="7.6">
            <text:p>7.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3];LEN([.D473])-1))" office:value-type="float" office:value="5">
            <text:p>5</text:p>
          </table:table-cell>
        </table:table-row>
        <table:table-row table:style-name="ro2">
          <table:table-cell office:value-type="float" office:value="6.07">
            <text:p>6.07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4];LEN([.D474])-1))" office:value-type="float" office:value="5">
            <text:p>5</text:p>
          </table:table-cell>
        </table:table-row>
        <table:table-row table:style-name="ro2">
          <table:table-cell office:value-type="float" office:value="6.26">
            <text:p>6.2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5];LEN([.D475])-1))" office:value-type="float" office:value="5">
            <text:p>5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931484">
            <text:p>931484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6];LEN([.D476])-1))" office:value-type="float" office:value="5">
            <text:p>5</text:p>
          </table:table-cell>
        </table:table-row>
        <table:table-row table:style-name="ro2">
          <table:table-cell office:value-type="float" office:value="6.29">
            <text:p>6.29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7];LEN([.D477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78];LEN([.D478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79];LEN([.D479])-1))" office:value-type="float" office:value="5">
            <text:p>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0];LEN([.D480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1];LEN([.D481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2];LEN([.D482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3];LEN([.D483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4];LEN([.D484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5];LEN([.D485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6];LEN([.D486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7];LEN([.D487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88];LEN([.D488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89];LEN([.D48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0];LEN([.D490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1];LEN([.D49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2];LEN([.D492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3];LEN([.D493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4];LEN([.D494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5];LEN([.D495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6];LEN([.D496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7];LEN([.D497])-1))" office:value-type="float" office:value="5">
            <text:p>5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498];LEN([.D498])-1))" office:value-type="float" office:value="6">
            <text:p>6</text:p>
          </table:table-cell>
        </table:table-row>
        <table:table-row table:style-name="ro2">
          <table:table-cell office:value-type="float" office:value="6.68">
            <text:p>6.68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499];LEN([.D499])-1))" office:value-type="float" office:value="6">
            <text:p>6</text:p>
          </table:table-cell>
        </table:table-row>
        <table:table-row table:style-name="ro2">
          <table:table-cell office:value-type="float" office:value="6.62">
            <text:p>6.62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0];LEN([.D500])-1))" office:value-type="float" office:value="6">
            <text:p>6</text:p>
          </table:table-cell>
        </table:table-row>
        <table:table-row table:style-name="ro2">
          <table:table-cell office:value-type="float" office:value="6.69">
            <text:p>6.69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1];LEN([.D501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2];LEN([.D502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3];LEN([.D503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4];LEN([.D504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5];LEN([.D505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6];LEN([.D506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7];LEN([.D507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08];LEN([.D508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09];LEN([.D509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0];LEN([.D510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1];LEN([.D511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2];LEN([.D512])-1))" office:value-type="float" office:value="6">
            <text:p>6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3];LEN([.D513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4];LEN([.D514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5];LEN([.D515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6];LEN([.D516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7];LEN([.D517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8];LEN([.D51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9];LEN([.D519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0];LEN([.D520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1];LEN([.D521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2];LEN([.D522])-1))" office:value-type="float" office:value="6">
            <text:p>6</text:p>
          </table:table-cell>
        </table:table-row>
        <table:table-row table:style-name="ro2">
          <table:table-cell office:value-type="float" office:value="8.44">
            <text:p>8.44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3];LEN([.D523])-1))" office:value-type="float" office:value="7">
            <text:p>7</text:p>
          </table:table-cell>
        </table:table-row>
        <table:table-row table:style-name="ro2">
          <table:table-cell office:value-type="float" office:value="7.12">
            <text:p>7.1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4];LEN([.D524])-1))" office:value-type="float" office:value="7">
            <text:p>7</text:p>
          </table:table-cell>
        </table:table-row>
        <table:table-row table:style-name="ro2">
          <table:table-cell office:value-type="float" office:value="7.08">
            <text:p>7.08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5];LEN([.D525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6];LEN([.D526])-1))" office:value-type="float" office:value="7">
            <text:p>7</text:p>
          </table:table-cell>
        </table:table-row>
        <table:table-row table:style-name="ro2">
          <table:table-cell office:value-type="float" office:value="7.07">
            <text:p>7.07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7];LEN([.D527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28];LEN([.D528])-1))" office:value-type="float" office:value="7">
            <text:p>7</text:p>
          </table:table-cell>
        </table:table-row>
        <table:table-row table:style-name="ro2">
          <table:table-cell office:value-type="float" office:value="1.57">
            <text:p>1.57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29];LEN([.D529])-1))" office:value-type="float" office:value="7">
            <text:p>7</text:p>
          </table:table-cell>
        </table:table-row>
        <table:table-row table:style-name="ro2">
          <table:table-cell office:value-type="float" office:value="1.59">
            <text:p>1.59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0];LEN([.D530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1];LEN([.D531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2];LEN([.D532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3];LEN([.D533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4];LEN([.D534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5];LEN([.D535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6];LEN([.D53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7];LEN([.D537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38];LEN([.D538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39];LEN([.D539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0];LEN([.D540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1];LEN([.D541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2];LEN([.D542])-1))" office:value-type="float" office:value="7">
            <text:p>7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3];LEN([.D543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4];LEN([.D544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5];LEN([.D545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6];LEN([.D546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7];LEN([.D547])-1))" office:value-type="float" office:value="7">
            <text:p>7</text:p>
          </table:table-cell>
        </table:table-row>
        <table:table-row table:style-name="ro2">
          <table:table-cell office:value-type="float" office:value="16.95">
            <text:p>16.95</text:p>
          </table:table-cell>
          <table:table-cell office:value-type="float" office:value="141604">
            <text:p>14160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48];LEN([.D548])-1))" office:value-type="float" office:value="8">
            <text:p>8</text:p>
          </table:table-cell>
        </table:table-row>
        <table:table-row table:style-name="ro2">
          <table:table-cell office:value-type="float" office:value="8.75">
            <text:p>8.75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49];LEN([.D549])-1))" office:value-type="float" office:value="8">
            <text:p>8</text:p>
          </table:table-cell>
        </table:table-row>
        <table:table-row table:style-name="ro2">
          <table:table-cell office:value-type="float" office:value="8.74">
            <text:p>8.74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0];LEN([.D550])-1))" office:value-type="float" office:value="8">
            <text:p>8</text:p>
          </table:table-cell>
        </table:table-row>
        <table:table-row table:style-name="ro2">
          <table:table-cell office:value-type="float" office:value="8.77">
            <text:p>8.77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1];LEN([.D551])-1))" office:value-type="float" office:value="8">
            <text:p>8</text:p>
          </table:table-cell>
        </table:table-row>
        <table:table-row table:style-name="ro2">
          <table:table-cell office:value-type="float" office:value="8.72">
            <text:p>8.72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2];LEN([.D552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3];LEN([.D553])-1))" office:value-type="float" office:value="8">
            <text:p>8</text:p>
          </table:table-cell>
        </table:table-row>
        <table:table-row table:style-name="ro2">
          <table:table-cell office:value-type="float" office:value="3.21">
            <text:p>3.21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4];LEN([.D554])-1))" office:value-type="float" office:value="8">
            <text:p>8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5];LEN([.D555])-1))" office:value-type="float" office:value="8">
            <text:p>8</text:p>
          </table:table-cell>
        </table:table-row>
        <table:table-row table:style-name="ro2">
          <table:table-cell office:value-type="float" office:value="3.22">
            <text:p>3.22</text:p>
          </table:table-cell>
          <table:table-cell office:value-type="float" office:value="4890">
            <text:p>48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6];LEN([.D556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2">
            <text:p>48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7];LEN([.D557])-1))" office:value-type="float" office:value="8">
            <text:p>8</text:p>
          </table:table-cell>
        </table:table-row>
        <table:table-row table:style-name="ro2">
          <table:table-cell office:value-type="float" office:value="0.19">
            <text:p>0.19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58];LEN([.D558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59];LEN([.D559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0];LEN([.D560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1];LEN([.D561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2];LEN([.D562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3];LEN([.D563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4];LEN([.D564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5];LEN([.D565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6];LEN([.D566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7];LEN([.D567])-1))" office:value-type="float" office:value="8">
            <text:p>8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8];LEN([.D568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2">
            <text:p>24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9];LEN([.D569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0];LEN([.D570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1];LEN([.D571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2];LEN([.D572])-1))" office:value-type="float" office:value="8">
            <text:p>8</text:p>
          </table:table-cell>
        </table:table-row>
        <table:table-row table:style-name="ro2">
          <table:table-cell office:value-type="float" office:value="23.2">
            <text:p>23.2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3];LEN([.D573])-1))" office:value-type="float" office:value="9">
            <text:p>9</text:p>
          </table:table-cell>
        </table:table-row>
        <table:table-row table:style-name="ro2">
          <table:table-cell office:value-type="float" office:value="12.08">
            <text:p>12.08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4];LEN([.D574])-1))" office:value-type="float" office:value="9">
            <text:p>9</text:p>
          </table:table-cell>
        </table:table-row>
        <table:table-row table:style-name="ro2">
          <table:table-cell office:value-type="float" office:value="12.27">
            <text:p>12.27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5];LEN([.D575])-1))" office:value-type="float" office:value="9">
            <text:p>9</text:p>
          </table:table-cell>
        </table:table-row>
        <table:table-row table:style-name="ro2">
          <table:table-cell office:value-type="float" office:value="12.21">
            <text:p>12.21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6];LEN([.D576])-1))" office:value-type="float" office:value="9">
            <text:p>9</text:p>
          </table:table-cell>
        </table:table-row>
        <table:table-row table:style-name="ro2">
          <table:table-cell office:value-type="float" office:value="12.3">
            <text:p>12.3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7];LEN([.D577])-1))" office:value-type="float" office:value="9">
            <text:p>9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78];LEN([.D578])-1))" office:value-type="float" office:value="9">
            <text:p>9</text:p>
          </table:table-cell>
        </table:table-row>
        <table:table-row table:style-name="ro2">
          <table:table-cell office:value-type="float" office:value="6.56">
            <text:p>6.5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79];LEN([.D579])-1))" office:value-type="float" office:value="9">
            <text:p>9</text:p>
          </table:table-cell>
        </table:table-row>
        <table:table-row table:style-name="ro2">
          <table:table-cell office:value-type="float" office:value="6.53">
            <text:p>6.53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0];LEN([.D580])-1))" office:value-type="float" office:value="9">
            <text:p>9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1];LEN([.D581])-1))" office:value-type="float" office:value="9">
            <text:p>9</text:p>
          </table:table-cell>
        </table:table-row>
        <table:table-row table:style-name="ro2">
          <table:table-cell office:value-type="float" office:value="6.54">
            <text:p>6.54</text:p>
          </table:table-cell>
          <table:table-cell office:value-type="float" office:value="6001">
            <text:p>6001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2];LEN([.D582])-1))" office:value-type="float" office:value="9">
            <text:p>9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3];LEN([.D583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4];LEN([.D584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5];LEN([.D585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6];LEN([.D586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7];LEN([.D587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88];LEN([.D588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89];LEN([.D589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0];LEN([.D590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4">
            <text:p>1574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1];LEN([.D591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2];LEN([.D592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3];LEN([.D593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4];LEN([.D594])-1))" office:value-type="float" office:value="9">
            <text:p>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5];LEN([.D595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6];LEN([.D596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7];LEN([.D597])-1))" office:value-type="float" office:value="9">
            <text:p>9</text:p>
          </table:table-cell>
        </table:table-row>
        <table:table-row table:style-name="ro2">
          <table:table-cell office:value-type="float" office:value="39.88">
            <text:p>39.88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598];LEN([.D598])-1))" office:value-type="float" office:value="10">
            <text:p>10</text:p>
          </table:table-cell>
        </table:table-row>
        <table:table-row table:style-name="ro2">
          <table:table-cell office:value-type="float" office:value="19.28">
            <text:p>19.28</text:p>
          </table:table-cell>
          <table:table-cell office:value-type="float" office:value="216086">
            <text:p>21608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599];LEN([.D599])-1))" office:value-type="float" office:value="10">
            <text:p>10</text:p>
          </table:table-cell>
        </table:table-row>
        <table:table-row table:style-name="ro2">
          <table:table-cell office:value-type="float" office:value="20.04">
            <text:p>20.0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0];LEN([.D600])-1))" office:value-type="float" office:value="10">
            <text:p>10</text:p>
          </table:table-cell>
        </table:table-row>
        <table:table-row table:style-name="ro2">
          <table:table-cell office:value-type="float" office:value="19.4">
            <text:p>19.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1];LEN([.D601])-1))" office:value-type="float" office:value="10">
            <text:p>10</text:p>
          </table:table-cell>
        </table:table-row>
        <table:table-row table:style-name="ro2">
          <table:table-cell office:value-type="float" office:value="20.16">
            <text:p>20.16</text:p>
          </table:table-cell>
          <table:table-cell office:value-type="float" office:value="216084">
            <text:p>21608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2];LEN([.D602])-1))" office:value-type="float" office:value="10">
            <text:p>10</text:p>
          </table:table-cell>
        </table:table-row>
        <table:table-row table:style-name="ro2">
          <table:table-cell office:value-type="float" office:value="13.45">
            <text:p>13.4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3];LEN([.D603])-1))" office:value-type="float" office:value="10">
            <text:p>10</text:p>
          </table:table-cell>
        </table:table-row>
        <table:table-row table:style-name="ro2">
          <table:table-cell office:value-type="float" office:value="13.95">
            <text:p>13.9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4];LEN([.D604])-1))" office:value-type="float" office:value="10">
            <text:p>10</text:p>
          </table:table-cell>
        </table:table-row>
        <table:table-row table:style-name="ro2">
          <table:table-cell office:value-type="float" office:value="13.84">
            <text:p>13.84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5];LEN([.D605])-1))" office:value-type="float" office:value="10">
            <text:p>10</text:p>
          </table:table-cell>
        </table:table-row>
        <table:table-row table:style-name="ro2">
          <table:table-cell office:value-type="float" office:value="14.05">
            <text:p>14.05</text:p>
          </table:table-cell>
          <table:table-cell office:value-type="float" office:value="4695">
            <text:p>469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6];LEN([.D606])-1))" office:value-type="float" office:value="10">
            <text:p>10</text:p>
          </table:table-cell>
        </table:table-row>
        <table:table-row table:style-name="ro2">
          <table:table-cell office:value-type="float" office:value="13.87">
            <text:p>13.87</text:p>
          </table:table-cell>
          <table:table-cell office:value-type="float" office:value="4694">
            <text:p>469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7];LEN([.D607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08];LEN([.D608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09];LEN([.D609])-1))" office:value-type="float" office:value="10">
            <text:p>10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0];LEN([.D610])-1))"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1];LEN([.D611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2];LEN([.D612])-1))" office:value-type="float" office:value="10">
            <text:p>10</text:p>
          </table:table-cell>
        </table:table-row>
        <table:table-row table:style-name="ro2">
          <table:table-cell office:value-type="float" office:value="0.82">
            <text:p>0.82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3];LEN([.D613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4];LEN([.D614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5];LEN([.D615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6];LEN([.D616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7];LEN([.D617])-1))" office:value-type="float" office:value="10">
            <text:p>10</text:p>
          </table:table-cell>
        </table:table-row>
        <table:table-row table:style-name="ro2">
          <table:table-cell office:value-type="float" office:value="0.81">
            <text:p>0.81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8];LEN([.D618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9];LEN([.D619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0];LEN([.D620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1];LEN([.D621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2];LEN([.D622])-1))" office:value-type="float" office:value="10">
            <text:p>10</text:p>
          </table:table-cell>
        </table:table-row>
        <table:table-row table:style-name="ro2">
          <table:table-cell office:value-type="float" office:value="75.2">
            <text:p>75.2</text:p>
          </table:table-cell>
          <table:table-cell office:value-type="float" office:value="216107">
            <text:p>216107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3];LEN([.D623])-1))" office:value-type="float" office:value="11">
            <text:p>11</text:p>
          </table:table-cell>
        </table:table-row>
        <table:table-row table:style-name="ro2">
          <table:table-cell office:value-type="float" office:value="33.66">
            <text:p>33.66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4];LEN([.D624])-1))" office:value-type="float" office:value="11">
            <text:p>11</text:p>
          </table:table-cell>
        </table:table-row>
        <table:table-row table:style-name="ro2">
          <table:table-cell office:value-type="float" office:value="36.3">
            <text:p>36.3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5];LEN([.D625])-1))" office:value-type="float" office:value="11">
            <text:p>11</text:p>
          </table:table-cell>
        </table:table-row>
        <table:table-row table:style-name="ro2">
          <table:table-cell office:value-type="float" office:value="35.01">
            <text:p>35.01</text:p>
          </table:table-cell>
          <table:table-cell office:value-type="float" office:value="216108">
            <text:p>216108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6];LEN([.D626])-1))" office:value-type="float" office:value="11">
            <text:p>11</text:p>
          </table:table-cell>
        </table:table-row>
        <table:table-row table:style-name="ro2">
          <table:table-cell office:value-type="float" office:value="37.31">
            <text:p>37.31</text:p>
          </table:table-cell>
          <table:table-cell office:value-type="float" office:value="216109">
            <text:p>21610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7];LEN([.D627])-1))" office:value-type="float" office:value="11">
            <text:p>11</text:p>
          </table:table-cell>
        </table:table-row>
        <table:table-row table:style-name="ro2">
          <table:table-cell office:value-type="float" office:value="28.43">
            <text:p>28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28];LEN([.D628])-1))" office:value-type="float" office:value="11">
            <text:p>11</text:p>
          </table:table-cell>
        </table:table-row>
        <table:table-row table:style-name="ro2">
          <table:table-cell office:value-type="float" office:value="31.56">
            <text:p>31.56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29];LEN([.D629])-1))" office:value-type="float" office:value="11">
            <text:p>11</text:p>
          </table:table-cell>
        </table:table-row>
        <table:table-row table:style-name="ro2">
          <table:table-cell office:value-type="float" office:value="29.43">
            <text:p>29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0];LEN([.D630])-1))" office:value-type="float" office:value="11">
            <text:p>11</text:p>
          </table:table-cell>
        </table:table-row>
        <table:table-row table:style-name="ro2">
          <table:table-cell office:value-type="float" office:value="31.93">
            <text:p>31.9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1];LEN([.D631])-1))" office:value-type="float" office:value="11">
            <text:p>11</text:p>
          </table:table-cell>
        </table:table-row>
        <table:table-row table:style-name="ro2">
          <table:table-cell office:value-type="float" office:value="29.71">
            <text:p>29.71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2];LEN([.D632])-1))" office:value-type="float" office:value="11">
            <text:p>11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3];LEN([.D633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4];LEN([.D634])-1))" office:value-type="float" office:value="11">
            <text:p>11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5];LEN([.D635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6];LEN([.D636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7];LEN([.D637])-1))" office:value-type="float" office:value="11">
            <text:p>11</text:p>
          </table:table-cell>
        </table:table-row>
        <table:table-row table:style-name="ro2">
          <table:table-cell office:value-type="float" office:value="1.55">
            <text:p>1.55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38];LEN([.D638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600">
            <text:p>600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39];LEN([.D639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0];LEN([.D640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1];LEN([.D641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2];LEN([.D642])-1))" office:value-type="float" office:value="11">
            <text:p>11</text:p>
          </table:table-cell>
        </table:table-row>
        <table:table-row table:style-name="ro2">
          <table:table-cell office:value-type="float" office:value="1.56">
            <text:p>1.5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3];LEN([.D643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4];LEN([.D644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5];LEN([.D645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6];LEN([.D646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7];LEN([.D647])-1))" office:value-type="float" office:value="11">
            <text:p>11</text:p>
          </table:table-cell>
        </table:table-row>
        <table:table-row table:style-name="ro2">
          <table:table-cell office:value-type="float" office:value="125.22">
            <text:p>125.22</text:p>
          </table:table-cell>
          <table:table-cell office:value-type="float" office:value="806065">
            <text:p>806065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48];LEN([.D648])-1))" office:value-type="float" office:value="12">
            <text:p>12</text:p>
          </table:table-cell>
        </table:table-row>
        <table:table-row table:style-name="ro2">
          <table:table-cell office:value-type="float" office:value="70.71">
            <text:p>70.71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49];LEN([.D649])-1))" office:value-type="float" office:value="12">
            <text:p>12</text:p>
          </table:table-cell>
        </table:table-row>
        <table:table-row table:style-name="ro2">
          <table:table-cell office:value-type="float" office:value="74.68">
            <text:p>74.68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0];LEN([.D650])-1))" office:value-type="float" office:value="12">
            <text:p>12</text:p>
          </table:table-cell>
        </table:table-row>
        <table:table-row table:style-name="ro2">
          <table:table-cell office:value-type="float" office:value="72.69">
            <text:p>72.69</text:p>
          </table:table-cell>
          <table:table-cell office:value-type="float" office:value="806061">
            <text:p>806061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1];LEN([.D651])-1))" office:value-type="float" office:value="12">
            <text:p>12</text:p>
          </table:table-cell>
        </table:table-row>
        <table:table-row table:style-name="ro2">
          <table:table-cell office:value-type="float" office:value="76.85">
            <text:p>76.85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2];LEN([.D652])-1))" office:value-type="float" office:value="12">
            <text:p>12</text:p>
          </table:table-cell>
        </table:table-row>
        <table:table-row table:style-name="ro2">
          <table:table-cell office:value-type="float" office:value="64.42">
            <text:p>64.42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3];LEN([.D653])-1))" office:value-type="float" office:value="12">
            <text:p>12</text:p>
          </table:table-cell>
        </table:table-row>
        <table:table-row table:style-name="ro2">
          <table:table-cell office:value-type="float" office:value="69.74">
            <text:p>69.7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4];LEN([.D654])-1))" office:value-type="float" office:value="12">
            <text:p>12</text:p>
          </table:table-cell>
        </table:table-row>
        <table:table-row table:style-name="ro2">
          <table:table-cell office:value-type="float" office:value="65.43">
            <text:p>65.43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5];LEN([.D655])-1))" office:value-type="float" office:value="12">
            <text:p>12</text:p>
          </table:table-cell>
        </table:table-row>
        <table:table-row table:style-name="ro2">
          <table:table-cell office:value-type="float" office:value="69.02">
            <text:p>69.02</text:p>
          </table:table-cell>
          <table:table-cell office:value-type="float" office:value="4998">
            <text:p>499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6];LEN([.D656])-1))" office:value-type="float" office:value="12">
            <text:p>12</text:p>
          </table:table-cell>
        </table:table-row>
        <table:table-row table:style-name="ro2">
          <table:table-cell office:value-type="float" office:value="64.94">
            <text:p>64.9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7];LEN([.D657])-1))" office:value-type="float" office:value="12">
            <text:p>12</text:p>
          </table:table-cell>
        </table:table-row>
        <table:table-row table:style-name="ro2">
          <table:table-cell office:value-type="float" office:value="1.97">
            <text:p>1.97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58];LEN([.D658])-1))" office:value-type="float" office:value="12">
            <text:p>12</text:p>
          </table:table-cell>
        </table:table-row>
        <table:table-row table:style-name="ro2">
          <table:table-cell office:value-type="float" office:value="1.91">
            <text:p>1.91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59];LEN([.D659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0];LEN([.D660])-1))" office:value-type="float" office:value="12">
            <text:p>12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1];LEN([.D661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2];LEN([.D662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3];LEN([.D663])-1))" office:value-type="float" office:value="12">
            <text:p>12</text:p>
          </table:table-cell>
        </table:table-row>
        <table:table-row table:style-name="ro2">
          <table:table-cell office:value-type="float" office:value="2.95">
            <text:p>2.9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4];LEN([.D664])-1))" office:value-type="float" office:value="12">
            <text:p>12</text:p>
          </table:table-cell>
        </table:table-row>
        <table:table-row table:style-name="ro2">
          <table:table-cell office:value-type="float" office:value="2.99">
            <text:p>2.99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5];LEN([.D665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6];LEN([.D666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7];LEN([.D667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8];LEN([.D668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9];LEN([.D669])-1))" office:value-type="float" office:value="12">
            <text:p>12</text:p>
          </table:table-cell>
        </table:table-row>
        <table:table-row table:style-name="ro2">
          <table:table-cell office:value-type="float" office:value="2.96">
            <text:p>2.9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0];LEN([.D670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1];LEN([.D671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2];LEN([.D672])-1))" office:value-type="float" office:value="12">
            <text:p>12</text:p>
          </table:table-cell>
        </table:table-row>
        <table:table-row table:style-name="ro2">
          <table:table-cell office:value-type="float" office:value="412.75">
            <text:p>412.75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3];LEN([.D673])-1))" office:value-type="float" office:value="13">
            <text:p>13</text:p>
          </table:table-cell>
        </table:table-row>
        <table:table-row table:style-name="ro2">
          <table:table-cell office:value-type="float" office:value="149.6">
            <text:p>149.6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4];LEN([.D674])-1))" office:value-type="float" office:value="13">
            <text:p>13</text:p>
          </table:table-cell>
        </table:table-row>
        <table:table-row table:style-name="ro2">
          <table:table-cell office:value-type="float" office:value="167.57">
            <text:p>167.57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5];LEN([.D675])-1))" office:value-type="float" office:value="13">
            <text:p>13</text:p>
          </table:table-cell>
        </table:table-row>
        <table:table-row table:style-name="ro2">
          <table:table-cell office:value-type="float" office:value="152.7">
            <text:p>152.7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6];LEN([.D676])-1))" office:value-type="float" office:value="13">
            <text:p>13</text:p>
          </table:table-cell>
        </table:table-row>
        <table:table-row table:style-name="ro2">
          <table:table-cell office:value-type="float" office:value="173.08">
            <text:p>173.08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7];LEN([.D677])-1))" office:value-type="float" office:value="13">
            <text:p>13</text:p>
          </table:table-cell>
        </table:table-row>
        <table:table-row table:style-name="ro2">
          <table:table-cell office:value-type="float" office:value="147.76">
            <text:p>147.76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78];LEN([.D678])-1))" office:value-type="float" office:value="13">
            <text:p>1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5018">
            <text:p>501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79];LEN([.D679])-1))" office:value-type="float" office:value="13">
            <text:p>13</text:p>
          </table:table-cell>
        </table:table-row>
        <table:table-row table:style-name="ro2">
          <table:table-cell office:value-type="float" office:value="138.64">
            <text:p>138.64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0];LEN([.D680])-1))" office:value-type="float" office:value="13">
            <text:p>13</text:p>
          </table:table-cell>
        </table:table-row>
        <table:table-row table:style-name="ro2">
          <table:table-cell office:value-type="float" office:value="168.57">
            <text:p>168.57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1];LEN([.D681])-1))" office:value-type="float" office:value="13">
            <text:p>13</text:p>
          </table:table-cell>
        </table:table-row>
        <table:table-row table:style-name="ro2">
          <table:table-cell office:value-type="float" office:value="148.15">
            <text:p>148.15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2];LEN([.D682])-1))" office:value-type="float" office:value="13">
            <text:p>1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3];LEN([.D683])-1))" office:value-type="float" office:value="13">
            <text:p>13</text:p>
          </table:table-cell>
        </table:table-row>
        <table:table-row table:style-name="ro2">
          <table:table-cell office:value-type="float" office:value="4.09">
            <text:p>4.0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4];LEN([.D684])-1))" office:value-type="float" office:value="13">
            <text:p>13</text:p>
          </table:table-cell>
        </table:table-row>
        <table:table-row table:style-name="ro2">
          <table:table-cell office:value-type="float" office:value="3.89">
            <text:p>3.89</text:p>
          </table:table-cell>
          <table:table-cell office:value-type="float" office:value="232705">
            <text:p>23270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5];LEN([.D685])-1))" office:value-type="float" office:value="13">
            <text:p>13</text:p>
          </table:table-cell>
        </table:table-row>
        <table:table-row table:style-name="ro2">
          <table:table-cell office:value-type="float" office:value="3.91">
            <text:p>3.91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6];LEN([.D686])-1))" office:value-type="float" office:value="13">
            <text:p>13</text:p>
          </table:table-cell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7];LEN([.D687])-1))" office:value-type="float" office:value="13">
            <text:p>13</text:p>
          </table:table-cell>
        </table:table-row>
        <table:table-row table:style-name="ro2">
          <table:table-cell office:value-type="float" office:value="6.13">
            <text:p>6.13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88];LEN([.D688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89];LEN([.D689])-1))" office:value-type="float" office:value="13">
            <text:p>13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0];LEN([.D690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6">
            <text:p>539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1];LEN([.D691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2];LEN([.D692])-1))" office:value-type="float" office:value="13">
            <text:p>13</text:p>
          </table:table-cell>
        </table:table-row>
        <table:table-row table:style-name="ro2">
          <table:table-cell office:value-type="float" office:value="6.24">
            <text:p>6.24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3];LEN([.D693])-1))" office:value-type="float" office:value="13">
            <text:p>13</text:p>
          </table:table-cell>
        </table:table-row>
        <table:table-row table:style-name="ro2">
          <table:table-cell office:value-type="float" office:value="6.2">
            <text:p>6.2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4];LEN([.D694])-1))" office:value-type="float" office:value="13">
            <text:p>13</text:p>
          </table:table-cell>
        </table:table-row>
        <table:table-row table:style-name="ro2">
          <table:table-cell office:value-type="float" office:value="6.14">
            <text:p>6.1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5];LEN([.D695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6];LEN([.D696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7];LEN([.D697])-1))" office:value-type="float" office:value="13">
            <text:p>13</text:p>
          </table:table-cell>
        </table:table-row>
        <table:table-row table:style-name="ro2">
          <table:table-cell office:value-type="float" office:value="510.44">
            <text:p>510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698];LEN([.D698])-1))" office:value-type="float" office:value="14">
            <text:p>14</text:p>
          </table:table-cell>
        </table:table-row>
        <table:table-row table:style-name="ro2">
          <table:table-cell office:value-type="float" office:value="496.44">
            <text:p>496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699];LEN([.D699])-1))" office:value-type="float" office:value="14">
            <text:p>14</text:p>
          </table:table-cell>
        </table:table-row>
        <table:table-row table:style-name="ro2">
          <table:table-cell office:value-type="float" office:value="513.14">
            <text:p>513.14</text:p>
          </table:table-cell>
          <table:table-cell office:value-type="float" office:value="1012759">
            <text:p>101275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0];LEN([.D700])-1))" office:value-type="float" office:value="14">
            <text:p>14</text:p>
          </table:table-cell>
        </table:table-row>
        <table:table-row table:style-name="ro2">
          <table:table-cell office:value-type="float" office:value="502.02">
            <text:p>502.02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1];LEN([.D701])-1))" office:value-type="float" office:value="14">
            <text:p>14</text:p>
          </table:table-cell>
        </table:table-row>
        <table:table-row table:style-name="ro2">
          <table:table-cell office:value-type="float" office:value="522.48">
            <text:p>522.48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2];LEN([.D702])-1))" office:value-type="float" office:value="14">
            <text:p>14</text:p>
          </table:table-cell>
        </table:table-row>
        <table:table-row table:style-name="ro2">
          <table:table-cell office:value-type="float" office:value="482.75">
            <text:p>482.75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3];LEN([.D703])-1))" office:value-type="float" office:value="14">
            <text:p>14</text:p>
          </table:table-cell>
        </table:table-row>
        <table:table-row table:style-name="ro2">
          <table:table-cell office:value-type="float" office:value="516.84">
            <text:p>516.8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4];LEN([.D704])-1))" office:value-type="float" office:value="14">
            <text:p>14</text:p>
          </table:table-cell>
        </table:table-row>
        <table:table-row table:style-name="ro2">
          <table:table-cell office:value-type="float" office:value="489.23">
            <text:p>489.23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5];LEN([.D705])-1))" office:value-type="float" office:value="14">
            <text:p>14</text:p>
          </table:table-cell>
        </table:table-row>
        <table:table-row table:style-name="ro2">
          <table:table-cell office:value-type="float" office:value="499.8">
            <text:p>499.8</text:p>
          </table:table-cell>
          <table:table-cell office:value-type="float" office:value="4929">
            <text:p>492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6];LEN([.D706])-1))" office:value-type="float" office:value="14">
            <text:p>14</text:p>
          </table:table-cell>
        </table:table-row>
        <table:table-row table:style-name="ro2">
          <table:table-cell office:value-type="float" office:value="489.64">
            <text:p>489.6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7];LEN([.D707])-1))" office:value-type="float" office:value="14">
            <text:p>14</text:p>
          </table:table-cell>
        </table:table-row>
        <table:table-row table:style-name="ro2">
          <table:table-cell office:value-type="float" office:value="92.05">
            <text:p>92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08];LEN([.D708])-1))" office:value-type="float" office:value="14">
            <text:p>14</text:p>
          </table:table-cell>
        </table:table-row>
        <table:table-row table:style-name="ro2">
          <table:table-cell office:value-type="float" office:value="92.57">
            <text:p>92.57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09];LEN([.D709])-1))" office:value-type="float" office:value="14">
            <text:p>14</text:p>
          </table:table-cell>
        </table:table-row>
        <table:table-row table:style-name="ro2">
          <table:table-cell office:value-type="float" office:value="94.78">
            <text:p>94.78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0];LEN([.D710])-1))" office:value-type="float" office:value="14">
            <text:p>14</text:p>
          </table:table-cell>
        </table:table-row>
        <table:table-row table:style-name="ro2">
          <table:table-cell office:value-type="float" office:value="93.82">
            <text:p>93.82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1];LEN([.D711])-1))" office:value-type="float" office:value="14">
            <text:p>14</text:p>
          </table:table-cell>
        </table:table-row>
        <table:table-row table:style-name="ro2">
          <table:table-cell office:value-type="float" office:value="91.05">
            <text:p>91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2];LEN([.D712])-1))" office:value-type="float" office:value="14">
            <text:p>14</text:p>
          </table:table-cell>
        </table:table-row>
        <table:table-row table:style-name="ro2">
          <table:table-cell office:value-type="float" office:value="100.41">
            <text:p>100.41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3];LEN([.D713])-1))" office:value-type="float" office:value="14">
            <text:p>14</text:p>
          </table:table-cell>
        </table:table-row>
        <table:table-row table:style-name="ro2">
          <table:table-cell office:value-type="float" office:value="97.63">
            <text:p>97.63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4];LEN([.D714])-1))" office:value-type="float" office:value="14">
            <text:p>14</text:p>
          </table:table-cell>
        </table:table-row>
        <table:table-row table:style-name="ro2">
          <table:table-cell office:value-type="float" office:value="97.55">
            <text:p>97.55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5];LEN([.D715])-1))" office:value-type="float" office:value="14">
            <text:p>14</text:p>
          </table:table-cell>
        </table:table-row>
        <table:table-row table:style-name="ro2">
          <table:table-cell office:value-type="float" office:value="98.19">
            <text:p>98.19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6];LEN([.D716])-1))" office:value-type="float" office:value="14">
            <text:p>14</text:p>
          </table:table-cell>
        </table:table-row>
        <table:table-row table:style-name="ro2">
          <table:table-cell office:value-type="float" office:value="98.6">
            <text:p>98.6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7];LEN([.D717])-1))" office:value-type="float" office:value="14">
            <text:p>14</text:p>
          </table:table-cell>
        </table:table-row>
        <table:table-row table:style-name="ro2">
          <table:table-cell office:value-type="float" office:value="99.26">
            <text:p>99.2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8];LEN([.D718])-1))" office:value-type="float" office:value="14">
            <text:p>14</text:p>
          </table:table-cell>
        </table:table-row>
        <table:table-row table:style-name="ro2">
          <table:table-cell office:value-type="float" office:value="97.38">
            <text:p>97.38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9];LEN([.D719])-1))" office:value-type="float" office:value="14">
            <text:p>14</text:p>
          </table:table-cell>
        </table:table-row>
        <table:table-row table:style-name="ro2">
          <table:table-cell office:value-type="float" office:value="97.88">
            <text:p>97.8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0];LEN([.D720])-1))" office:value-type="float" office:value="14">
            <text:p>14</text:p>
          </table:table-cell>
        </table:table-row>
        <table:table-row table:style-name="ro2">
          <table:table-cell office:value-type="float" office:value="101.43">
            <text:p>101.4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1];LEN([.D721])-1))" office:value-type="float" office:value="14">
            <text:p>14</text:p>
          </table:table-cell>
        </table:table-row>
        <table:table-row table:style-name="ro2">
          <table:table-cell office:value-type="float" office:value="97.21">
            <text:p>97.2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2];LEN([.D722])-1))" office:value-type="float" office:value="14">
            <text:p>14</text:p>
          </table:table-cell>
        </table:table-row>
        <table:table-row table:style-name="ro2">
          <table:table-cell office:value-type="float" office:value="1214.23">
            <text:p>1214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3];LEN([.D723])-1))" office:value-type="float" office:value="15">
            <text:p>15</text:p>
          </table:table-cell>
        </table:table-row>
        <table:table-row table:style-name="ro2">
          <table:table-cell office:value-type="float" office:value="1207.08">
            <text:p>1207.08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4];LEN([.D724])-1))" office:value-type="float" office:value="15">
            <text:p>15</text:p>
          </table:table-cell>
        </table:table-row>
        <table:table-row table:style-name="ro2">
          <table:table-cell office:value-type="float" office:value="1226.96">
            <text:p>1226.96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5];LEN([.D725])-1))" office:value-type="float" office:value="15">
            <text:p>15</text:p>
          </table:table-cell>
        </table:table-row>
        <table:table-row table:style-name="ro2">
          <table:table-cell office:value-type="float" office:value="1237.61">
            <text:p>1237.61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6];LEN([.D726])-1))" office:value-type="float" office:value="15">
            <text:p>15</text:p>
          </table:table-cell>
        </table:table-row>
        <table:table-row table:style-name="ro2">
          <table:table-cell office:value-type="float" office:value="1386.23">
            <text:p>1386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7];LEN([.D727])-1))" office:value-type="float" office:value="15">
            <text:p>15</text:p>
          </table:table-cell>
        </table:table-row>
        <table:table-row table:style-name="ro2">
          <table:table-cell office:value-type="float" office:value="1256.77">
            <text:p>1256.77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28];LEN([.D728])-1))" office:value-type="float" office:value="15">
            <text:p>15</text:p>
          </table:table-cell>
        </table:table-row>
        <table:table-row table:style-name="ro2">
          <table:table-cell office:value-type="float" office:value="1284.78">
            <text:p>1284.78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29];LEN([.D729])-1))" office:value-type="float" office:value="15">
            <text:p>15</text:p>
          </table:table-cell>
        </table:table-row>
        <table:table-row table:style-name="ro2">
          <table:table-cell office:value-type="float" office:value="1220.75">
            <text:p>1220.75</text:p>
          </table:table-cell>
          <table:table-cell office:value-type="float" office:value="5345">
            <text:p>534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0];LEN([.D730])-1))" office:value-type="float" office:value="15">
            <text:p>15</text:p>
          </table:table-cell>
        </table:table-row>
        <table:table-row table:style-name="ro2">
          <table:table-cell office:value-type="float" office:value="1278.3">
            <text:p>1278.3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1];LEN([.D731])-1))" office:value-type="float" office:value="15">
            <text:p>15</text:p>
          </table:table-cell>
        </table:table-row>
        <table:table-row table:style-name="ro2">
          <table:table-cell office:value-type="float" office:value="1286.29">
            <text:p>1286.29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2];LEN([.D732])-1))" office:value-type="float" office:value="15">
            <text:p>15</text:p>
          </table:table-cell>
        </table:table-row>
        <table:table-row table:style-name="ro2">
          <table:table-cell office:value-type="float" office:value="210.32">
            <text:p>210.3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3];LEN([.D733])-1))" office:value-type="float" office:value="15">
            <text:p>15</text:p>
          </table:table-cell>
        </table:table-row>
        <table:table-row table:style-name="ro2">
          <table:table-cell office:value-type="float" office:value="203.76">
            <text:p>203.76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4];LEN([.D734])-1))" office:value-type="float" office:value="15">
            <text:p>15</text:p>
          </table:table-cell>
        </table:table-row>
        <table:table-row table:style-name="ro2">
          <table:table-cell office:value-type="float" office:value="200.92">
            <text:p>200.9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5];LEN([.D735])-1))" office:value-type="float" office:value="15">
            <text:p>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6];LEN([.D736])-1))" office:value-type="float" office:value="15">
            <text:p>15</text:p>
          </table:table-cell>
        </table:table-row>
        <table:table-row table:style-name="ro2">
          <table:table-cell office:value-type="float" office:value="200.57">
            <text:p>200.57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7];LEN([.D737])-1))" office:value-type="float" office:value="15">
            <text:p>15</text:p>
          </table:table-cell>
        </table:table-row>
        <table:table-row table:style-name="ro2">
          <table:table-cell office:value-type="float" office:value="211.34">
            <text:p>211.34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38];LEN([.D738])-1))" office:value-type="float" office:value="15">
            <text:p>15</text:p>
          </table:table-cell>
        </table:table-row>
        <table:table-row table:style-name="ro2">
          <table:table-cell office:value-type="float" office:value="209.76">
            <text:p>209.76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39];LEN([.D739])-1))" office:value-type="float" office:value="15">
            <text:p>15</text:p>
          </table:table-cell>
        </table:table-row>
        <table:table-row table:style-name="ro2">
          <table:table-cell office:value-type="float" office:value="210.42">
            <text:p>210.42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0];LEN([.D740])-1))" office:value-type="float" office:value="15">
            <text:p>15</text:p>
          </table:table-cell>
        </table:table-row>
        <table:table-row table:style-name="ro2">
          <table:table-cell office:value-type="float" office:value="211.38">
            <text:p>211.38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1];LEN([.D741])-1))" office:value-type="float" office:value="15">
            <text:p>15</text:p>
          </table:table-cell>
        </table:table-row>
        <table:table-row table:style-name="ro2">
          <table:table-cell office:value-type="float" office:value="209.67">
            <text:p>209.67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2];LEN([.D742])-1))" office:value-type="float" office:value="15">
            <text:p>15</text:p>
          </table:table-cell>
        </table:table-row>
        <table:table-row table:style-name="ro2">
          <table:table-cell office:value-type="float" office:value="210.99">
            <text:p>210.99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3];LEN([.D743])-1))" office:value-type="float" office:value="15">
            <text:p>15</text:p>
          </table:table-cell>
        </table:table-row>
        <table:table-row table:style-name="ro2">
          <table:table-cell office:value-type="float" office:value="210.65">
            <text:p>210.6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4];LEN([.D744])-1))" office:value-type="float" office:value="15">
            <text:p>15</text:p>
          </table:table-cell>
        </table:table-row>
        <table:table-row table:style-name="ro2">
          <table:table-cell office:value-type="float" office:value="211.62">
            <text:p>211.62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5];LEN([.D745])-1))" office:value-type="float" office:value="15">
            <text:p>15</text:p>
          </table:table-cell>
        </table:table-row>
        <table:table-row table:style-name="ro2">
          <table:table-cell office:value-type="float" office:value="211.51">
            <text:p>211.5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6];LEN([.D746])-1))" office:value-type="float" office:value="15">
            <text:p>15</text:p>
          </table:table-cell>
        </table:table-row>
        <table:table-row table:style-name="ro2">
          <table:table-cell office:value-type="float" office:value="210.34">
            <text:p>210.3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7];LEN([.D747])-1))" office:value-type="float" office:value="15">
            <text:p>15</text:p>
          </table:table-cell>
        </table:table-row>
        <table:table-row table:style-name="ro1" table:number-rows-repeated="10478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Combined Workloads_1" table:style-name="ta1">
        <table:table-column table:style-name="co8" table:default-cell-style-name="ce31"/>
        <table:table-column table:style-name="co8" table:number-columns-repeated="2" table:default-cell-style-name="ce36"/>
        <table:table-column table:style-name="co8" table:default-cell-style-name="ce42"/>
        <table:table-column table:style-name="co8" table:number-columns-repeated="2" table:default-cell-style-name="ce47"/>
        <table:table-column table:style-name="co8" table:default-cell-style-name="ce52"/>
        <table:table-row table:style-name="ro1">
          <table:table-cell table:style-name="ce29" office:value-type="string">
            <text:p>Min - Seconds</text:p>
          </table:table-cell>
          <table:table-cell table:style-name="ce34"/>
          <table:table-cell table:style-name="ce39"/>
          <table:table-cell table:style-name="ce40" office:value-type="string">
            <text:p>Verb</text:p>
          </table:table-cell>
          <table:table-cell table:style-name="ce45" table:number-columns-repeated="2"/>
          <table:table-cell table:style-name="ce50"/>
        </table:table-row>
        <table:table-row table:style-name="ro1">
          <table:table-cell table:style-name="ce30" office:value-type="string">
            <text:p>Number</text:p>
          </table:table-cell>
          <table:table-cell table:style-name="ce35" office:value-type="string">
            <text:p>Workload</text:p>
          </table:table-cell>
          <table:table-cell table:style-name="ce35" office:value-type="string">
            <text:p>Structure</text:p>
          </table:table-cell>
          <table:table-cell table:style-name="ce41" office:value-type="string">
            <text:p>GetRecord</text:p>
          </table:table-cell>
          <table:table-cell table:style-name="ce46" office:value-type="string">
            <text:p>ListIdentifiers</text:p>
          </table:table-cell>
          <table:table-cell table:style-name="ce46" office:value-type="string">
            <text:p>ListRecords</text:p>
          </table:table-cell>
          <table:table-cell table:style-name="ce51" office:value-type="string">
            <text:p>List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1">
            <text:p>0.01</text:p>
          </table:table-cell>
          <table:table-cell table:style-name="ce48" office:value-type="float" office:value="0.51">
            <text:p>0.51</text:p>
          </table:table-cell>
          <table:table-cell table:style-name="ce5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1.08">
            <text:p>1.08</text:p>
          </table:table-cell>
          <table:table-cell table:style-name="ce5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6">
            <text:p>0.06</text:p>
          </table:table-cell>
          <table:table-cell table:style-name="ce48" office:value-type="float" office:value="2.19">
            <text:p>2.19</text:p>
          </table:table-cell>
          <table:table-cell table:style-name="ce53" office:value-type="float" office:value="0.01">
            <text:p>0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2">
            <text:p>0.02</text:p>
          </table:table-cell>
          <table:table-cell table:style-name="ce48" office:value-type="float" office:value="0.16">
            <text:p>0.16</text:p>
          </table:table-cell>
          <table:table-cell table:style-name="ce48" office:value-type="float" office:value="4.49">
            <text:p>4.49</text:p>
          </table:table-cell>
          <table:table-cell table:style-name="ce53" office:value-type="float" office:value="0.01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38">
            <text:p>0.38</text:p>
          </table:table-cell>
          <table:table-cell office:value-type="float" office:value="6.01">
            <text:p>6.0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3">
            <text:p>0.03</text:p>
          </table:table-cell>
          <table:table-cell table:style-name="ce48" office:value-type="float" office:value="0.39">
            <text:p>0.39</text:p>
          </table:table-cell>
          <table:table-cell table:style-name="ce48" office:value-type="float" office:value="6.07">
            <text:p>6.07</text:p>
          </table:table-cell>
          <table:table-cell table:style-name="ce53" office:value-type="float" office:value="0.02">
            <text:p>0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1-Level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5">
            <text:p>0.05</text:p>
          </table:table-cell>
          <table:table-cell table:style-name="ce48" office:value-type="float" office:value="0.76">
            <text:p>0.76</text:p>
          </table:table-cell>
          <table:table-cell table:style-name="ce48" office:value-type="float" office:value="6.6">
            <text:p>6.6</text:p>
          </table:table-cell>
          <table:table-cell table:style-name="ce53" office:value-type="float" office:value="0.03">
            <text:p>0.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2">
            <text:p>6.92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11">
            <text:p>0.11</text:p>
          </table:table-cell>
          <table:table-cell table:style-name="ce48" office:value-type="float" office:value="1.57">
            <text:p>1.57</text:p>
          </table:table-cell>
          <table:table-cell table:style-name="ce48" office:value-type="float" office:value="7.02">
            <text:p>7.02</text:p>
          </table:table-cell>
          <table:table-cell table:style-name="ce53" office:value-type="float" office:value="0.08">
            <text:p>0.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6">
            <text:p>3.06</text:p>
          </table:table-cell>
          <table:table-cell office:value-type="float" office:value="8.55">
            <text:p>8.55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22">
            <text:p>0.22</text:p>
          </table:table-cell>
          <table:table-cell table:style-name="ce48" office:value-type="float" office:value="3.18">
            <text:p>3.18</text:p>
          </table:table-cell>
          <table:table-cell table:style-name="ce48" office:value-type="float" office:value="8.72">
            <text:p>8.72</text:p>
          </table:table-cell>
          <table:table-cell table:style-name="ce53" office:value-type="float" office:value="0.17">
            <text:p>0.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28">
            <text:p>6.28</text:p>
          </table:table-cell>
          <table:table-cell office:value-type="float" office:value="11.74">
            <text:p>11.74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4">
            <text:p>0.4</text:p>
          </table:table-cell>
          <table:table-cell table:style-name="ce48" office:value-type="float" office:value="6.5">
            <text:p>6.5</text:p>
          </table:table-cell>
          <table:table-cell table:style-name="ce48" office:value-type="float" office:value="12.08">
            <text:p>12.08</text:p>
          </table:table-cell>
          <table:table-cell table:style-name="ce53" office:value-type="float" office:value="0.3">
            <text:p>0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1-Level</text:p>
          </table:table-cell>
          <table:table-cell office:value-type="float" office:value="0.59">
            <text:p>0.59</text:p>
          </table:table-cell>
          <table:table-cell office:value-type="float" office:value="13.41">
            <text:p>13.41</text:p>
          </table:table-cell>
          <table:table-cell office:value-type="float" office:value="18.69">
            <text:p>18.6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79">
            <text:p>0.79</text:p>
          </table:table-cell>
          <table:table-cell table:style-name="ce48" office:value-type="float" office:value="13.45">
            <text:p>13.45</text:p>
          </table:table-cell>
          <table:table-cell table:style-name="ce48" office:value-type="float" office:value="19.28">
            <text:p>19.28</text:p>
          </table:table-cell>
          <table:table-cell table:style-name="ce53" office:value-type="float" office:value="0.57">
            <text:p>0.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1-Level</text:p>
          </table:table-cell>
          <table:table-cell office:value-type="float" office:value="1.17">
            <text:p>1.17</text:p>
          </table:table-cell>
          <table:table-cell office:value-type="float" office:value="29.02">
            <text:p>29.02</text:p>
          </table:table-cell>
          <table:table-cell office:value-type="float" office:value="33.68">
            <text:p>33.68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1.53">
            <text:p>1.53</text:p>
          </table:table-cell>
          <table:table-cell table:style-name="ce48" office:value-type="float" office:value="28.43">
            <text:p>28.43</text:p>
          </table:table-cell>
          <table:table-cell table:style-name="ce48" office:value-type="float" office:value="33.66">
            <text:p>33.66</text:p>
          </table:table-cell>
          <table:table-cell table:style-name="ce53" office:value-type="float" office:value="1.05">
            <text:p>1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1-Level</text:p>
          </table:table-cell>
          <table:table-cell office:value-type="float" office:value="2.41">
            <text:p>2.41</text:p>
          </table:table-cell>
          <table:table-cell office:value-type="float" office:value="62.15">
            <text:p>62.15</text:p>
          </table:table-cell>
          <table:table-cell office:value-type="float" office:value="66.15">
            <text:p>66.15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2.95">
            <text:p>2.95</text:p>
          </table:table-cell>
          <table:table-cell table:style-name="ce48" office:value-type="float" office:value="64.42">
            <text:p>64.42</text:p>
          </table:table-cell>
          <table:table-cell table:style-name="ce48" office:value-type="float" office:value="70.71">
            <text:p>70.71</text:p>
          </table:table-cell>
          <table:table-cell table:style-name="ce53" office:value-type="float" office:value="1.89">
            <text:p>1.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1-Level</text:p>
          </table:table-cell>
          <table:table-cell office:value-type="float" office:value="4.93">
            <text:p>4.93</text:p>
          </table:table-cell>
          <table:table-cell office:value-type="float" office:value="142.71">
            <text:p>142.71</text:p>
          </table:table-cell>
          <table:table-cell office:value-type="float" office:value="139.41">
            <text:p>139.4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6.13">
            <text:p>6.13</text:p>
          </table:table-cell>
          <table:table-cell table:style-name="ce48" office:value-type="float" office:value="138.64">
            <text:p>138.64</text:p>
          </table:table-cell>
          <table:table-cell table:style-name="ce48" office:value-type="float" office:value="149.6">
            <text:p>149.6</text:p>
          </table:table-cell>
          <table:table-cell table:style-name="ce53" office:value-type="float" office:value="3.89">
            <text:p>3.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1-Level</text:p>
          </table:table-cell>
          <table:table-cell office:value-type="float" office:value="50.52">
            <text:p>50.52</text:p>
          </table:table-cell>
          <table:table-cell office:value-type="float" office:value="391.33">
            <text:p>391.33</text:p>
          </table:table-cell>
          <table:table-cell office:value-type="float" office:value="417.21">
            <text:p>417.21</text:p>
          </table:table-cell>
          <table:table-cell office:value-type="float" office:value="45.38">
            <text:p>45.38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97.21">
            <text:p>97.21</text:p>
          </table:table-cell>
          <table:table-cell table:style-name="ce48" office:value-type="float" office:value="482.75">
            <text:p>482.75</text:p>
          </table:table-cell>
          <table:table-cell table:style-name="ce48" office:value-type="float" office:value="496.44">
            <text:p>496.44</text:p>
          </table:table-cell>
          <table:table-cell table:style-name="ce53" office:value-type="float" office:value="91.05">
            <text:p>91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1-Level</text:p>
          </table:table-cell>
          <table:table-cell office:value-type="float" office:value="453.72">
            <text:p>453.72</text:p>
          </table:table-cell>
          <table:table-cell office:value-type="float" office:value="1599.03">
            <text:p>1599.03</text:p>
          </table:table-cell>
          <table:table-cell office:value-type="float" office:value="1682.65">
            <text:p>1682.65</text:p>
          </table:table-cell>
          <table:table-cell office:value-type="float" office:value="435.54">
            <text:p>435.54</text:p>
          </table:table-cell>
        </table:table-row>
        <table:table-row table:style-name="ro1">
          <table:table-cell table:style-name="ce33"/>
          <table:table-cell table:style-name="ce38"/>
          <table:table-cell table:style-name="ce38" office:value-type="string">
            <text:p>3-Level</text:p>
          </table:table-cell>
          <table:table-cell table:style-name="ce44" office:value-type="float" office:value="209.67">
            <text:p>209.67</text:p>
          </table:table-cell>
          <table:table-cell table:style-name="ce49" office:value-type="float" office:value="1220.75">
            <text:p>1220.75</text:p>
          </table:table-cell>
          <table:table-cell table:style-name="ce49" office:value-type="float" office:value="1207.08">
            <text:p>1207.08</text:p>
          </table:table-cell>
          <table:table-cell table:style-name="ce54" office:value-type="float" office:value="200.57">
            <text:p>200.57</text:p>
          </table:table-cell>
        </table:table-row>
      </table:table>
      <table:table table:name="Sheet7" table:style-name="ta1">
        <table:table-column table:style-name="co9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row table:style-name="ro1">
          <table:table-cell office:value-type="string">
            <text:p>Number</text:p>
          </table:table-cell>
          <table:table-cell/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3-Level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2</text:p>
          </table:table-cell>
          <table:table-cell table:formula="of:=[.M2]*2"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3</text:p>
          </table:table-cell>
          <table:table-cell table:formula="of:=[.M3]*2" office:value-type="float" office:value="400">
            <text:p>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4</text:p>
          </table:table-cell>
          <table:table-cell table:formula="of:=[.M4]*2" office:value-type="float" office:value="800">
            <text:p>8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5</text:p>
          </table:table-cell>
          <table:table-cell table:formula="of:=[.M5]*2" office:value-type="float" office:value="1600">
            <text:p>16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.19">
            <text:p>2.1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6</text:p>
          </table:table-cell>
          <table:table-cell table:formula="of:=[.M6]*2" office:value-type="float" office:value="3200">
            <text:p>3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7</text:p>
          </table:table-cell>
          <table:table-cell table:formula="of:=[.M7]*2" office:value-type="float" office:value="6400">
            <text:p>6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3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8</text:p>
          </table:table-cell>
          <table:table-cell table:formula="of:=[.M8]*2" office:value-type="float" office:value="12800">
            <text:p>128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38">
            <text:p>0.38</text:p>
          </table:table-cell>
          <table:table-cell office:value-type="float" office:value="6.01">
            <text:p>6.01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9</text:p>
          </table:table-cell>
          <table:table-cell table:formula="of:=[.M9]*2" office:value-type="float" office:value="25600">
            <text:p>256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3-Level</text:p>
          </table:table-cell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6.07">
            <text:p>6.07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0</text:p>
          </table:table-cell>
          <table:table-cell table:formula="of:=[.M10]*2" office:value-type="float" office:value="51200">
            <text:p>51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1-Level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1</text:p>
          </table:table-cell>
          <table:table-cell table:formula="of:=[.M11]*2" office:value-type="float" office:value="102400">
            <text:p>102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3-Level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6.6">
            <text:p>6.6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2</text:p>
          </table:table-cell>
          <table:table-cell table:formula="of:=[.M12]*2" office:value-type="float" office:value="204800">
            <text:p>2048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2">
            <text:p>6.92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3</text:p>
          </table:table-cell>
          <table:table-cell table:formula="of:=[.M13]*2" office:value-type="float" office:value="409600">
            <text:p>409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3-Level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7.02">
            <text:p>7.02</text:p>
          </table:table-cell>
          <table:table-cell office:value-type="float" office:value="0.08">
            <text:p>0.08</text:p>
          </table:table-cell>
          <table:table-cell table:number-columns-repeated="3"/>
          <table:table-cell office:value-type="string">
            <text:p>w14</text:p>
          </table:table-cell>
          <table:table-cell table:formula="of:=[.M14]*2" office:value-type="float" office:value="819200">
            <text:p>819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6">
            <text:p>3.06</text:p>
          </table:table-cell>
          <table:table-cell office:value-type="float" office:value="8.55">
            <text:p>8.55</text:p>
          </table:table-cell>
          <table:table-cell office:value-type="float" office:value="0.06">
            <text:p>0.06</text:p>
          </table:table-cell>
          <table:table-cell table:number-columns-repeated="3"/>
          <table:table-cell office:value-type="string">
            <text:p>w15</text:p>
          </table:table-cell>
          <table:table-cell table:formula="of:=[.M15]*2" office:value-type="float" office:value="1638400">
            <text:p>1638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3-Level</text:p>
          </table:table-cell>
          <table:table-cell office:value-type="float" office:value="0.22">
            <text:p>0.22</text:p>
          </table:table-cell>
          <table:table-cell office:value-type="float" office:value="3.18">
            <text:p>3.18</text:p>
          </table:table-cell>
          <table:table-cell office:value-type="float" office:value="8.72">
            <text:p>8.72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28">
            <text:p>6.28</text:p>
          </table:table-cell>
          <table:table-cell office:value-type="float" office:value="11.74">
            <text:p>11.74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3-Level</text:p>
          </table:table-cell>
          <table:table-cell office:value-type="float" office:value="0.4">
            <text:p>0.4</text:p>
          </table:table-cell>
          <table:table-cell office:value-type="float" office:value="6.5">
            <text:p>6.5</text:p>
          </table:table-cell>
          <table:table-cell office:value-type="float" office:value="12.08">
            <text:p>12.0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1-Level</text:p>
          </table:table-cell>
          <table:table-cell office:value-type="float" office:value="0.59">
            <text:p>0.59</text:p>
          </table:table-cell>
          <table:table-cell office:value-type="float" office:value="13.41">
            <text:p>13.41</text:p>
          </table:table-cell>
          <table:table-cell office:value-type="float" office:value="18.69">
            <text:p>18.69</text:p>
          </table:table-cell>
          <table:table-cell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3-Level</text:p>
          </table:table-cell>
          <table:table-cell office:value-type="float" office:value="0.79">
            <text:p>0.79</text:p>
          </table:table-cell>
          <table:table-cell office:value-type="float" office:value="13.45">
            <text:p>13.45</text:p>
          </table:table-cell>
          <table:table-cell office:value-type="float" office:value="19.28">
            <text:p>19.28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1-Level</text:p>
          </table:table-cell>
          <table:table-cell office:value-type="float" office:value="1.17">
            <text:p>1.17</text:p>
          </table:table-cell>
          <table:table-cell office:value-type="float" office:value="29.02">
            <text:p>29.02</text:p>
          </table:table-cell>
          <table:table-cell office:value-type="float" office:value="33.68">
            <text:p>33.68</text:p>
          </table:table-cell>
          <table:table-cell office:value-type="float" office:value="0.47">
            <text:p>0.4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3-Level</text:p>
          </table:table-cell>
          <table:table-cell office:value-type="float" office:value="1.53">
            <text:p>1.53</text:p>
          </table:table-cell>
          <table:table-cell office:value-type="float" office:value="28.43">
            <text:p>28.43</text:p>
          </table:table-cell>
          <table:table-cell office:value-type="float" office:value="33.66">
            <text:p>33.66</text:p>
          </table:table-cell>
          <table:table-cell office:value-type="float" office:value="1.05">
            <text:p>1.0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1-Level</text:p>
          </table:table-cell>
          <table:table-cell office:value-type="float" office:value="2.41">
            <text:p>2.41</text:p>
          </table:table-cell>
          <table:table-cell office:value-type="float" office:value="62.15">
            <text:p>62.15</text:p>
          </table:table-cell>
          <table:table-cell office:value-type="float" office:value="66.15">
            <text:p>66.15</text:p>
          </table:table-cell>
          <table:table-cell office:value-type="float" office:value="0.97">
            <text:p>0.9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3-Level</text:p>
          </table:table-cell>
          <table:table-cell office:value-type="float" office:value="2.95">
            <text:p>2.95</text:p>
          </table:table-cell>
          <table:table-cell office:value-type="float" office:value="64.42">
            <text:p>64.42</text:p>
          </table:table-cell>
          <table:table-cell office:value-type="float" office:value="70.71">
            <text:p>70.71</text:p>
          </table:table-cell>
          <table:table-cell office:value-type="float" office:value="1.89">
            <text:p>1.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1-Level</text:p>
          </table:table-cell>
          <table:table-cell office:value-type="float" office:value="4.93">
            <text:p>4.93</text:p>
          </table:table-cell>
          <table:table-cell office:value-type="float" office:value="142.71">
            <text:p>142.71</text:p>
          </table:table-cell>
          <table:table-cell office:value-type="float" office:value="139.41">
            <text:p>139.4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3-Level</text:p>
          </table:table-cell>
          <table:table-cell office:value-type="float" office:value="6.13">
            <text:p>6.13</text:p>
          </table:table-cell>
          <table:table-cell office:value-type="float" office:value="138.64">
            <text:p>138.64</text:p>
          </table:table-cell>
          <table:table-cell office:value-type="float" office:value="149.6">
            <text:p>149.6</text:p>
          </table:table-cell>
          <table:table-cell office:value-type="float" office:value="3.89">
            <text:p>3.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1-Level</text:p>
          </table:table-cell>
          <table:table-cell office:value-type="float" office:value="50.52">
            <text:p>50.52</text:p>
          </table:table-cell>
          <table:table-cell office:value-type="float" office:value="391.33">
            <text:p>391.33</text:p>
          </table:table-cell>
          <table:table-cell office:value-type="float" office:value="417.21">
            <text:p>417.21</text:p>
          </table:table-cell>
          <table:table-cell office:value-type="float" office:value="45.38">
            <text:p>45.3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3-Level</text:p>
          </table:table-cell>
          <table:table-cell office:value-type="float" office:value="97.21">
            <text:p>97.21</text:p>
          </table:table-cell>
          <table:table-cell office:value-type="float" office:value="482.75">
            <text:p>482.75</text:p>
          </table:table-cell>
          <table:table-cell office:value-type="float" office:value="496.44">
            <text:p>496.44</text:p>
          </table:table-cell>
          <table:table-cell office:value-type="float" office:value="91.05">
            <text:p>91.0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1-Level</text:p>
          </table:table-cell>
          <table:table-cell office:value-type="float" office:value="453.72">
            <text:p>453.72</text:p>
          </table:table-cell>
          <table:table-cell office:value-type="float" office:value="1599.03">
            <text:p>1599.03</text:p>
          </table:table-cell>
          <table:table-cell office:value-type="float" office:value="1682.65">
            <text:p>1682.65</text:p>
          </table:table-cell>
          <table:table-cell office:value-type="float" office:value="435.54">
            <text:p>435.5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3-Level</text:p>
          </table:table-cell>
          <table:table-cell office:value-type="float" office:value="209.67">
            <text:p>209.67</text:p>
          </table:table-cell>
          <table:table-cell office:value-type="float" office:value="1220.75">
            <text:p>1220.75</text:p>
          </table:table-cell>
          <table:table-cell office:value-type="float" office:value="1207.08">
            <text:p>1207.08</text:p>
          </table:table-cell>
          <table:table-cell office:value-type="float" office:value="200.57">
            <text:p>200.57</text:p>
          </table:table-cell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Plot_1'.A3:'Pivot Table_Plot_1'.F19" table:buttons="'Pivot Table_Plot_1'.A4 'Pivot Table_Plot_1'.B4 'Pivot Table_Plot_1'.C3" table:grand-total="none" table:show-filter-button="false" table:drill-down-on-double-click="false">
          <table:source-cell-range table:cell-range-address="Plot.A1:Plot.F301"/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72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23" table:display="true" table:show-details="true"/>
                <table:data-pilot-member table:name="4.49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15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3" table:display="true" table:show-details="true"/>
                <table:data-pilot-member table:name="8.31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6.42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20.72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53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39" table:display="true" table:show-details="true"/>
                <table:data-pilot-member table:name="37.57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5.19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83" table:display="true" table:show-details="true"/>
                <table:data-pilot-member table:name="75.29" table:display="true" table:show-details="true"/>
                <table:data-pilot-member table:name="138.39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52.24" table:display="true" table:show-details="true"/>
                <table:data-pilot-member table:name="167.24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99.31" table:display="true" table:show-details="true"/>
                <table:data-pilot-member table:name="510.25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Combined Workloads_1'.A1:'Pivot Table_Combined Workloads_1'.G32" table:buttons="'Pivot Table_Combined Workloads_1'.A2 'Pivot Table_Combined Workloads_1'.B2 'Pivot Table_Combined Workloads_1'.C2 'Pivot Table_Combined Workloads_1'.D1" table:grand-total="none" table:show-filter-button="false" table:drill-down-on-double-click="false">
          <table:source-cell-range table:cell-range-address="'Combined Workloads'.A1:'Combined Workloads'.F747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ructure" table:orientation="row" table:used-hierarchy="0" table:function="auto">
            <table:data-pilot-level table:show-empty="false">
              <table:data-pilot-members>
                <table:data-pilot-member table:name="1-Level" table:display="true" table:show-details="true"/>
                <table:data-pilot-member table:name="3-Lev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1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1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2" table:display="true" table:show-details="true"/>
                <table:data-pilot-member table:name="1.89" table:display="true" table:show-details="true"/>
                <table:data-pilot-member table:name="1.9" table:display="true" table:show-details="true"/>
                <table:data-pilot-member table:name="1.91" table:display="true" table:show-details="true"/>
                <table:data-pilot-member table:name="1.97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19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3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95" table:display="true" table:show-details="true"/>
                <table:data-pilot-member table:name="2.96" table:display="true" table:show-details="true"/>
                <table:data-pilot-member table:name="2.97" table:display="true" table:show-details="true"/>
                <table:data-pilot-member table:name="2.98" table:display="true" table:show-details="true"/>
                <table:data-pilot-member table:name="2.99" table:display="true" table:show-details="true"/>
                <table:data-pilot-member table:name="3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8" table:display="true" table:show-details="true"/>
                <table:data-pilot-member table:name="3.2" table:display="true" table:show-details="true"/>
                <table:data-pilot-member table:name="3.21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47" table:display="true" table:show-details="true"/>
                <table:data-pilot-member table:name="3.89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09" table:display="true" table:show-details="true"/>
                <table:data-pilot-member table:name="4.49" table:display="true" table:show-details="true"/>
                <table:data-pilot-member table:name="4.55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67" table:display="true" table:show-details="true"/>
                <table:data-pilot-member table:name="4.75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07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15" table:display="true" table:show-details="true"/>
                <table:data-pilot-member table:name="6.16" table:display="true" table:show-details="true"/>
                <table:data-pilot-member table:name="6.17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4" table:display="true" table:show-details="true"/>
                <table:data-pilot-member table:name="6.25" table:display="true" table:show-details="true"/>
                <table:data-pilot-member table:name="6.26" table:display="true" table:show-details="true"/>
                <table:data-pilot-member table:name="6.29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" table:display="true" table:show-details="true"/>
                <table:data-pilot-member table:name="6.53" table:display="true" table:show-details="true"/>
                <table:data-pilot-member table:name="6.54" table:display="true" table:show-details="true"/>
                <table:data-pilot-member table:name="6.56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2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69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3" table:display="true" table:show-details="true"/>
                <table:data-pilot-member table:name="7.07" table:display="true" table:show-details="true"/>
                <table:data-pilot-member table:name="7.08" table:display="true" table:show-details="true"/>
                <table:data-pilot-member table:name="7.12" table:display="true" table:show-details="true"/>
                <table:data-pilot-member table:name="7.6" table:display="true" table:show-details="true"/>
                <table:data-pilot-member table:name="8.31" table:display="true" table:show-details="true"/>
                <table:data-pilot-member table:name="8.44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08" table:display="true" table:show-details="true"/>
                <table:data-pilot-member table:name="12.21" table:display="true" table:show-details="true"/>
                <table:data-pilot-member table:name="12.27" table:display="true" table:show-details="true"/>
                <table:data-pilot-member table:name="12.3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45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3.84" table:display="true" table:show-details="true"/>
                <table:data-pilot-member table:name="13.87" table:display="true" table:show-details="true"/>
                <table:data-pilot-member table:name="13.95" table:display="true" table:show-details="true"/>
                <table:data-pilot-member table:name="14.05" table:display="true" table:show-details="true"/>
                <table:data-pilot-member table:name="16.42" table:display="true" table:show-details="true"/>
                <table:data-pilot-member table:name="16.95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19.28" table:display="true" table:show-details="true"/>
                <table:data-pilot-member table:name="19.4" table:display="true" table:show-details="true"/>
                <table:data-pilot-member table:name="20.04" table:display="true" table:show-details="true"/>
                <table:data-pilot-member table:name="20.16" table:display="true" table:show-details="true"/>
                <table:data-pilot-member table:name="20.72" table:display="true" table:show-details="true"/>
                <table:data-pilot-member table:name="23.2" table:display="true" table:show-details="true"/>
                <table:data-pilot-member table:name="28.43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43" table:display="true" table:show-details="true"/>
                <table:data-pilot-member table:name="29.53" table:display="true" table:show-details="true"/>
                <table:data-pilot-member table:name="29.71" table:display="true" table:show-details="true"/>
                <table:data-pilot-member table:name="31.56" table:display="true" table:show-details="true"/>
                <table:data-pilot-member table:name="31.93" table:display="true" table:show-details="true"/>
                <table:data-pilot-member table:name="33.66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01" table:display="true" table:show-details="true"/>
                <table:data-pilot-member table:name="35.39" table:display="true" table:show-details="true"/>
                <table:data-pilot-member table:name="36.3" table:display="true" table:show-details="true"/>
                <table:data-pilot-member table:name="37.31" table:display="true" table:show-details="true"/>
                <table:data-pilot-member table:name="37.57" table:display="true" table:show-details="true"/>
                <table:data-pilot-member table:name="39.88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4.42" table:display="true" table:show-details="true"/>
                <table:data-pilot-member table:name="64.94" table:display="true" table:show-details="true"/>
                <table:data-pilot-member table:name="65.19" table:display="true" table:show-details="true"/>
                <table:data-pilot-member table:name="65.43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02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74" table:display="true" table:show-details="true"/>
                <table:data-pilot-member table:name="69.83" table:display="true" table:show-details="true"/>
                <table:data-pilot-member table:name="70.71" table:display="true" table:show-details="true"/>
                <table:data-pilot-member table:name="72.69" table:display="true" table:show-details="true"/>
                <table:data-pilot-member table:name="74.68" table:display="true" table:show-details="true"/>
                <table:data-pilot-member table:name="75.2" table:display="true" table:show-details="true"/>
                <table:data-pilot-member table:name="75.29" table:display="true" table:show-details="true"/>
                <table:data-pilot-member table:name="76.85" table:display="true" table:show-details="true"/>
                <table:data-pilot-member table:name="91.05" table:display="true" table:show-details="true"/>
                <table:data-pilot-member table:name="92.05" table:display="true" table:show-details="true"/>
                <table:data-pilot-member table:name="92.57" table:display="true" table:show-details="true"/>
                <table:data-pilot-member table:name="93.82" table:display="true" table:show-details="true"/>
                <table:data-pilot-member table:name="94.78" table:display="true" table:show-details="true"/>
                <table:data-pilot-member table:name="97.21" table:display="true" table:show-details="true"/>
                <table:data-pilot-member table:name="97.38" table:display="true" table:show-details="true"/>
                <table:data-pilot-member table:name="97.55" table:display="true" table:show-details="true"/>
                <table:data-pilot-member table:name="97.63" table:display="true" table:show-details="true"/>
                <table:data-pilot-member table:name="97.88" table:display="true" table:show-details="true"/>
                <table:data-pilot-member table:name="98.19" table:display="true" table:show-details="true"/>
                <table:data-pilot-member table:name="98.6" table:display="true" table:show-details="true"/>
                <table:data-pilot-member table:name="99.26" table:display="true" table:show-details="true"/>
                <table:data-pilot-member table:name="100.41" table:display="true" table:show-details="true"/>
                <table:data-pilot-member table:name="101.43" table:display="true" table:show-details="true"/>
                <table:data-pilot-member table:name="125.22" table:display="true" table:show-details="true"/>
                <table:data-pilot-member table:name="138.39" table:display="true" table:show-details="true"/>
                <table:data-pilot-member table:name="138.64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47.76" table:display="true" table:show-details="true"/>
                <table:data-pilot-member table:name="148.15" table:display="true" table:show-details="true"/>
                <table:data-pilot-member table:name="149.6" table:display="true" table:show-details="true"/>
                <table:data-pilot-member table:name="152.24" table:display="true" table:show-details="true"/>
                <table:data-pilot-member table:name="152.7" table:display="true" table:show-details="true"/>
                <table:data-pilot-member table:name="155" table:display="true" table:show-details="true"/>
                <table:data-pilot-member table:name="167.24" table:display="true" table:show-details="true"/>
                <table:data-pilot-member table:name="167.57" table:display="true" table:show-details="true"/>
                <table:data-pilot-member table:name="168.57" table:display="true" table:show-details="true"/>
                <table:data-pilot-member table:name="173.08" table:display="true" table:show-details="true"/>
                <table:data-pilot-member table:name="200.57" table:display="true" table:show-details="true"/>
                <table:data-pilot-member table:name="200.92" table:display="true" table:show-details="true"/>
                <table:data-pilot-member table:name="202" table:display="true" table:show-details="true"/>
                <table:data-pilot-member table:name="203.76" table:display="true" table:show-details="true"/>
                <table:data-pilot-member table:name="209.67" table:display="true" table:show-details="true"/>
                <table:data-pilot-member table:name="209.76" table:display="true" table:show-details="true"/>
                <table:data-pilot-member table:name="210.32" table:display="true" table:show-details="true"/>
                <table:data-pilot-member table:name="210.34" table:display="true" table:show-details="true"/>
                <table:data-pilot-member table:name="210.42" table:display="true" table:show-details="true"/>
                <table:data-pilot-member table:name="210.65" table:display="true" table:show-details="true"/>
                <table:data-pilot-member table:name="210.99" table:display="true" table:show-details="true"/>
                <table:data-pilot-member table:name="211.34" table:display="true" table:show-details="true"/>
                <table:data-pilot-member table:name="211.38" table:display="true" table:show-details="true"/>
                <table:data-pilot-member table:name="211.51" table:display="true" table:show-details="true"/>
                <table:data-pilot-member table:name="211.62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2.75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82.75" table:display="true" table:show-details="true"/>
                <table:data-pilot-member table:name="489.23" table:display="true" table:show-details="true"/>
                <table:data-pilot-member table:name="489.64" table:display="true" table:show-details="true"/>
                <table:data-pilot-member table:name="496.44" table:display="true" table:show-details="true"/>
                <table:data-pilot-member table:name="499.31" table:display="true" table:show-details="true"/>
                <table:data-pilot-member table:name="499.8" table:display="true" table:show-details="true"/>
                <table:data-pilot-member table:name="502.02" table:display="true" table:show-details="true"/>
                <table:data-pilot-member table:name="510.25" table:display="true" table:show-details="true"/>
                <table:data-pilot-member table:name="510.44" table:display="true" table:show-details="true"/>
                <table:data-pilot-member table:name="513.14" table:display="true" table:show-details="true"/>
                <table:data-pilot-member table:name="516.84" table:display="true" table:show-details="true"/>
                <table:data-pilot-member table:name="522.48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207.08" table:display="true" table:show-details="true"/>
                <table:data-pilot-member table:name="1214.23" table:display="true" table:show-details="true"/>
                <table:data-pilot-member table:name="1220.75" table:display="true" table:show-details="true"/>
                <table:data-pilot-member table:name="1226.96" table:display="true" table:show-details="true"/>
                <table:data-pilot-member table:name="1237.61" table:display="true" table:show-details="true"/>
                <table:data-pilot-member table:name="1256.77" table:display="true" table:show-details="true"/>
                <table:data-pilot-member table:name="1278.3" table:display="true" table:show-details="true"/>
                <table:data-pilot-member table:name="1284.78" table:display="true" table:show-details="true"/>
                <table:data-pilot-member table:name="1286.29" table:display="true" table:show-details="true"/>
                <table:data-pilot-member table:name="1386.2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08:16:50</dc:date>
    <dc:creator>Lighton Phiri</dc:creator>
    <meta:generator>LibreOffice/3.5$Linux_x86 LibreOffice_project/350m1$Build-2</meta:generator>
    <meta:editing-duration>PT6H4M5S</meta:editing-duration>
    <meta:editing-cycles>47</meta:editing-cycles>
    <meta:document-statistic meta:table-count="7" meta:cell-count="9816" meta:object-count="0"/>
  </office:meta>
</office:document-meta>
</file>